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style:font-name-asian="ArialMT" style:font-size-asian="10pt" style:font-style-asian="normal" style:font-name-complex="ArialMT" style:font-size-complex="10pt" style:font-style-complex="normal"/>
    </style:style>
    <style:style style:name="P3" style:family="paragraph" style:parent-style-name="Standard">
      <style:paragraph-properties fo:text-align="justify" style:justify-single-word="false" style:text-autospace="none"/>
      <style:text-properties fo:color="#000000"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4" style:family="paragraph" style:parent-style-name="Standard">
      <style:paragraph-properties fo:text-align="justify" style:justify-single-word="false" style:text-autospace="none"/>
      <style:text-properties fo:color="#000000" style:font-name="Times New Roman" fo:font-size="10pt" fo:language="ru" fo:country="RU" fo:font-style="normal" style:font-name-asian="ArialMT1" style:font-size-asian="10pt" style:font-style-asian="normal" style:font-name-complex="ArialMT1" style:font-size-complex="10pt" style:font-style-complex="normal"/>
    </style:style>
    <style:style style:name="P5" style:family="paragraph" style:parent-style-name="Standard">
      <style:paragraph-properties style:text-autospace="none"/>
      <style:text-properties fo:color="#000000" style:font-name="Times New Roman" fo:font-size="10pt" style:font-name-asian="ArialMT" style:font-size-asian="10pt" style:font-name-complex="ArialMT" style:font-size-complex="10pt"/>
    </style:style>
    <style:style style:name="P6" style:family="paragraph" style:parent-style-name="Standard">
      <style:paragraph-properties fo:text-align="justify" style:justify-single-word="false" style:text-autospace="none"/>
      <style:text-properties fo:color="#000000" style:font-name="Times New Roman" fo:font-size="10pt" style:font-name-asian="ArialMT" style:font-size-asian="10pt" style:font-name-complex="ArialMT" style:font-size-complex="10pt"/>
    </style:style>
    <style:style style:name="P7" style:family="paragraph" style:parent-style-name="Standard">
      <style:paragraph-properties fo:text-align="justify" style:justify-single-word="false" style:text-autospace="none"/>
      <style:text-properties fo:color="#000000" style:font-name="Times New Roman" fo:font-size="10pt" style:font-name-asian="ArialMT1" style:font-size-asian="10pt" style:font-name-complex="ArialMT1" style:font-size-complex="10pt"/>
    </style:style>
    <style:style style:name="P8" style:family="paragraph" style:parent-style-name="Standard">
      <style:paragraph-properties fo:text-align="justify" style:justify-single-word="false"/>
      <style:text-properties style:font-name="Times New Roman" fo:font-size="10pt" fo:language="ru" fo:country="RU"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autospace="none"/>
      <style:text-properties style:font-name="Times New Roman" fo:font-size="10pt" fo:language="ru" fo:country="RU" fo:font-weight="bold" style:font-name-asian="ArialMT1" style:font-size-asian="10pt" style:font-weight-asian="bold" style:font-name-complex="ArialMT1" style:font-size-complex="10pt" style:font-weight-complex="bold"/>
    </style:style>
    <style:style style:name="P10" style:family="paragraph" style:parent-style-name="Standard">
      <style:paragraph-properties fo:text-align="justify" style:justify-single-word="fals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name-asian="ArialMT" style:font-size-asian="10pt" style:font-style-asian="italic" style:font-weight-asian="normal" style:font-name-complex="ArialMT" style:font-size-complex="10pt" style:font-style-complex="italic" style:font-weight-complex="normal"/>
    </style:style>
    <style:style style:name="P13" style:family="paragraph" style:parent-style-name="Standard">
      <style:paragraph-properties fo:text-align="justify" style:justify-single-word="false" style:text-autospace="none"/>
      <style:text-properties style:font-name="Times New Roman" fo:font-size="10pt" fo:language="ru" fo:country="RU" fo:font-style="italic" fo:font-weight="bold" style:font-size-asian="10pt" style:font-style-asian="italic" style:font-weight-asian="bold" style:font-size-complex="10pt" style:font-style-complex="italic" style:font-weight-complex="bold"/>
    </style:style>
    <style:style style:name="P14" style:family="paragraph" style:parent-style-name="Standard">
      <style:paragraph-properties fo:text-align="justify" style:justify-single-word="false" style:text-autospace="none"/>
      <style:text-properties style:font-name="Times New Roman" fo:font-size="10pt" fo:language="ru" fo:country="RU" fo:font-style="italic" style:font-name-asian="ArialMT1" style:font-size-asian="10pt" style:font-style-asian="italic" style:font-name-complex="ArialMT1" style:font-size-complex="10pt" style:font-style-complex="italic"/>
    </style:style>
    <style:style style:name="P15" style:family="paragraph" style:parent-style-name="Standard">
      <style:paragraph-properties fo:text-align="justify" style:justify-single-word="false" style:text-autospace="none"/>
      <style:text-properties style:font-name="Times New Roman" fo:font-size="10pt" fo:language="ru" fo:country="RU" style:font-name-asian="TimesNewRoman" style:font-size-asian="10pt" style:font-name-complex="TimesNewRoman" style:font-size-complex="10pt"/>
    </style:style>
    <style:style style:name="P16" style:family="paragraph" style:parent-style-name="Standard">
      <style:paragraph-properties fo:text-align="justify" style:justify-single-word="false" style:text-autospace="none"/>
      <style:text-properties style:font-name="Times New Roman" fo:font-size="10pt" fo:language="ru" fo:country="RU"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18"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20"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21" style:family="paragraph" style:parent-style-name="Standard">
      <style:paragraph-properties fo:text-align="justify" style:justify-single-word="false" style:text-autospace="none"/>
      <style:text-properties style:font-name="Times New Roman" fo:font-size="10pt" fo:language="ru" fo:country="RU" style:font-size-asian="10pt" style:font-size-complex="10pt"/>
    </style:style>
    <style:style style:name="P22" style:family="paragraph" style:parent-style-name="Standard">
      <style:paragraph-properties fo:text-align="justify" style:justify-single-word="false" style:text-autospace="none"/>
      <style:text-properties style:font-name="Times New Roman" fo:font-size="10pt" fo:language="ru" fo:country="RU" fo:font-weight="normal" style:font-name-asian="ArialMT1" style:font-size-asian="10pt" style:font-weight-asian="normal" style:font-name-complex="ArialMT1" style:font-size-complex="10pt" style:font-weight-complex="normal"/>
    </style:style>
    <style:style style:name="P23" style:family="paragraph" style:parent-style-name="Standard">
      <style:paragraph-properties fo:text-align="justify" style:justify-single-word="false"/>
      <style:text-properties style:font-name="Times New Roman" fo:font-size="10pt" fo:language="ru" fo:country="RU" fo:font-weight="normal" style:font-size-asian="10pt" style:font-weight-asian="normal" style:font-size-complex="10pt" style:font-weight-complex="normal"/>
    </style:style>
    <style:style style:name="P24"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25" style:family="paragraph" style:parent-style-name="Standard">
      <style:paragraph-properties fo:text-align="justify" style:justify-single-word="false" style:text-autospace="none"/>
      <style:text-properties style:font-name="Times New Roman" fo:font-size="10pt" fo:language="en" fo:country="US" fo:font-style="italic" style:font-name-asian="ArialMT1" style:font-size-asian="10pt" style:font-style-asian="italic" style:font-name-complex="ArialMT1" style:font-size-complex="10pt" style:font-style-complex="italic"/>
    </style:style>
    <style:style style:name="P26" style:family="paragraph" style:parent-style-name="Standard">
      <style:paragraph-properties fo:text-align="justify" style:justify-single-word="false" style:text-autospace="none"/>
      <style:text-properties style:font-name="Times New Roman" fo:font-size="10pt" fo:language="en" fo:country="US" fo:font-style="italic" style:font-size-asian="10pt" style:font-style-asian="italic" style:font-size-complex="10pt" style:font-style-complex="italic"/>
    </style:style>
    <style:style style:name="P27"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28" style:family="paragraph" style:parent-style-name="Standard">
      <style:paragraph-properties fo:text-align="justify" style:justify-single-word="false" style:text-autospace="none"/>
      <style:text-properties style:font-name="Times New Roman" fo:font-size="10pt" fo:language="en" fo:country="US" fo:font-style="normal" fo:font-weight="bold" style:font-name-asian="ArialMT1" style:font-size-asian="10pt" style:font-style-asian="normal" style:font-weight-asian="bold" style:font-name-complex="ArialMT1" style:font-size-complex="10pt" style:font-style-complex="normal" style:font-weight-complex="bold"/>
    </style:style>
    <style:style style:name="P29" style:family="paragraph" style:parent-style-name="Standard">
      <style:paragraph-properties fo:text-align="justify" style:justify-single-word="false" style:text-autospace="none"/>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text-align="justify" style:justify-single-word="false"/>
      <style:text-properties style:font-name="Times New Roman" fo:font-size="10pt" fo:language="en" fo:country="US" fo:font-weight="bold" style:font-size-asian="10pt" style:font-weight-asian="bold" style:font-size-complex="10pt" style:font-weight-complex="bold"/>
    </style:style>
    <style:style style:name="P31" style:family="paragraph" style:parent-style-name="Standard">
      <style:paragraph-properties fo:text-align="justify" style:justify-single-word="false" style:text-autospace="none"/>
      <style:text-properties style:font-name="Times New Roman" fo:font-size="10pt" fo:language="en" fo:country="US" fo:font-weight="bold" style:font-name-asian="ArialMT1" style:font-size-asian="10pt" style:font-weight-asian="bold" style:font-name-complex="ArialMT1" style:font-size-complex="10pt" style:font-weight-complex="bold"/>
    </style:style>
    <style:style style:name="P32" style:family="paragraph" style:parent-style-name="Standard">
      <style:paragraph-properties fo:text-align="justify" style:justify-single-word="false" style:text-autospace="none"/>
      <style:text-properties style:font-name="Times New Roman" fo:font-size="10pt" fo:font-style="normal" style:font-size-asian="10pt" style:font-style-asian="normal" style:font-size-complex="10pt" style:font-style-complex="normal"/>
    </style:style>
    <style:style style:name="P33" style:family="paragraph" style:parent-style-name="Standard">
      <style:paragraph-properties fo:text-align="justify" style:justify-single-word="false" style:text-autospace="none"/>
      <style:text-properties style:font-name="Times New Roman" fo:font-size="10pt" fo:font-style="normal" style:font-name-asian="ArialMT1" style:font-size-asian="10pt" style:font-style-asian="normal" style:font-name-complex="ArialMT1" style:font-size-complex="10pt" style:font-style-complex="normal"/>
    </style:style>
    <style:style style:name="P34" style:family="paragraph" style:parent-style-name="Standard">
      <style:paragraph-properties fo:text-align="justify" style:justify-single-word="false" style:text-autospace="none"/>
      <style:text-properties style:font-name="Times New Roman" fo:font-size="10pt" style:font-name-asian="ArialMT" style:font-size-asian="10pt" style:font-name-complex="ArialMT" style:font-size-complex="10pt"/>
    </style:style>
    <style:style style:name="P35" style:family="paragraph" style:parent-style-name="Standard">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36"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37" style:family="paragraph" style:parent-style-name="Standard">
      <style:paragraph-properties fo:text-align="justify" style:justify-single-word="false" style:text-autospace="none"/>
      <style:text-properties fo:color="#000081"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38" style:family="paragraph" style:parent-style-name="Standard">
      <style:paragraph-properties fo:text-align="justify" style:justify-single-word="false" style:text-autospace="none"/>
      <style:text-properties fo:color="#000081" style:font-name="Times New Roman" fo:font-size="10pt" fo:language="ru" fo:country="RU" fo:font-style="normal" style:font-name-asian="ArialMT" style:font-size-asian="10pt" style:font-style-asian="normal" style:font-name-complex="ArialMT" style:font-size-complex="10pt" style:font-style-complex="normal"/>
    </style:style>
    <style:style style:name="P39" style:family="paragraph" style:parent-style-name="Standard">
      <style:paragraph-properties fo:text-align="justify" style:justify-single-word="false" style:text-autospace="none"/>
    </style:style>
    <style:style style:name="P40" style:family="paragraph" style:parent-style-name="Standard">
      <style:paragraph-properties fo:text-align="justify" style:justify-single-word="false" style:text-autospace="none"/>
      <style:text-properties fo:font-size="10pt" fo:language="en" fo:country="US" style:font-size-asian="10pt" style:font-size-complex="10pt"/>
    </style:style>
    <style:style style:name="P41" style:family="paragraph" style:parent-style-name="Standard">
      <style:paragraph-properties fo:text-align="justify" style:justify-single-word="false" style:text-autospace="none"/>
      <style:text-properties fo:font-size="10pt" fo:language="en" fo:country="none" style:font-size-asian="10pt" style:font-size-complex="10pt"/>
    </style:style>
    <style:style style:name="P42" style:family="paragraph" style:parent-style-name="Standard">
      <style:paragraph-properties fo:text-align="justify" style:justify-single-word="false" style:text-autospace="none"/>
      <style:text-properties fo:font-size="10pt" style:font-size-asian="10pt" style:font-size-complex="10pt"/>
    </style:style>
    <style:style style:name="P43" style:family="paragraph" style:parent-style-name="Standard">
      <style:paragraph-properties fo:text-align="justify" style:justify-single-word="false" style:text-autospace="none"/>
      <style:text-properties fo:color="#000082" style:font-name="Times New Roman" fo:font-size="10pt" style:font-name-asian="ArialMT1" style:font-size-asian="10pt" style:font-name-complex="ArialMT1" style:font-size-complex="10pt"/>
    </style:style>
    <style:style style:name="P44" style:family="paragraph" style:parent-style-name="Standard">
      <style:paragraph-properties fo:text-align="justify" style:justify-single-word="false" style:text-autospace="none"/>
      <style:text-properties fo:language="ru" fo:country="RU"/>
    </style:style>
    <style:style style:name="P45" style:family="paragraph" style:parent-style-name="Preformatted_20_Text">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46" style:family="paragraph" style:parent-style-name="Standard" style:list-style-name="L1">
      <style:paragraph-properties fo:text-align="justify" style:justify-single-word="false" style:text-autospace="none"/>
      <style:text-properties style:font-name="Times New Roman" fo:font-size="10pt" fo:language="en" fo:country="none" style:text-underline-style="solid" style:text-underline-width="auto" style:text-underline-color="font-color" style:font-name-asian="ArialMT1" style:font-size-asian="10pt" style:font-name-complex="ArialMT1" style:font-size-complex="10pt"/>
    </style:style>
    <style:style style:name="P47" style:family="paragraph" style:parent-style-name="Standard" style:list-style-name="L1">
      <style:paragraph-properties fo:text-align="justify" style:justify-single-word="false" style:text-autospace="none"/>
      <style:text-properties style:font-name="Times New Roman" fo:font-size="10pt" fo:language="en" fo:country="none" fo:font-style="normal" style:font-name-asian="ArialMT1" style:font-size-asian="10pt" style:font-style-asian="normal" style:font-name-complex="ArialMT1" style:font-size-complex="10pt" style:font-style-complex="normal"/>
    </style:style>
    <style:style style:name="P48"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49" style:family="paragraph" style:parent-style-name="Standard" style:list-style-name="L1">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50" style:family="paragraph" style:parent-style-name="Standard" style:list-style-name="L1">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51" style:family="paragraph" style:parent-style-name="Standard">
      <style:paragraph-properties fo:text-align="justify" style:justify-single-word="false" style:text-autospace="none"/>
      <style:text-properties style:font-name="Times New Roman" fo:font-size="10pt" fo:language="ru" fo:country="RU" fo:font-weight="bold" style:font-name-asian="ArialMT1" style:font-size-asian="10pt" style:font-weight-asian="bold" style:font-name-complex="ArialMT1" style:font-size-complex="10pt" style:font-weight-complex="bold"/>
    </style:style>
    <style:style style:name="P52" style:family="paragraph" style:parent-style-name="Standard">
      <style:paragraph-properties fo:text-align="justify" style:justify-single-word="false" style:text-autospace="none"/>
      <style:text-properties style:font-name="Times New Roman" fo:font-size="10pt" fo:language="ru" fo:country="RU" fo:font-weight="normal" style:font-name-asian="ArialMT1" style:font-size-asian="10pt" style:font-weight-asian="normal" style:font-name-complex="ArialMT1" style:font-size-complex="10pt" style:font-weight-complex="normal"/>
    </style:style>
    <style:style style:name="P53"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54"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P55" style:family="paragraph" style:parent-style-name="Standard" style:list-style-name="L1">
      <style:paragraph-properties fo:text-align="justify" style:justify-single-word="false" style:text-autospace="none"/>
      <style:text-properties style:font-name="Times New Roman" fo:font-size="10pt" fo:language="en" fo:country="US" style:font-name-asian="ArialMT1" style:font-size-asian="10pt" style:font-name-complex="ArialMT1" style:font-size-complex="10pt"/>
    </style:style>
    <style:style style:name="P56" style:family="paragraph" style:parent-style-name="Standard" style:list-style-name="L1">
      <style:paragraph-properties fo:text-align="justify" style:justify-single-word="false" style:text-autospace="none"/>
      <style:text-properties style:font-name="Times New Roman" fo:font-size="10pt" fo:language="en" fo:country="US" style:text-underline-style="solid" style:text-underline-width="auto" style:text-underline-color="font-color" style:font-name-asian="ArialMT1" style:font-size-asian="10pt" style:font-name-complex="ArialMT1" style:font-size-complex="10pt"/>
    </style:style>
    <style:style style:name="P57" style:family="paragraph" style:parent-style-name="Standard">
      <style:paragraph-properties fo:text-align="justify" style:justify-single-word="false" style:text-autospace="none"/>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P58" style:family="paragraph" style:parent-style-name="Standard">
      <style:paragraph-properties fo:text-align="justify" style:justify-single-word="false" style:text-autospace="none"/>
      <style:text-properties style:font-name="Times New Roman" fo:font-size="10pt" fo:language="en" fo:country="US" fo:font-weight="bold" style:font-name-asian="ArialMT1" style:font-size-asian="10pt" style:font-weight-asian="bold" style:font-name-complex="ArialMT1" style:font-size-complex="10pt" style:font-weight-complex="bold"/>
    </style:style>
    <style:style style:name="P59" style:family="paragraph" style:parent-style-name="Standard">
      <style:paragraph-properties fo:text-align="justify" style:justify-single-word="false" style:text-autospace="none"/>
      <style:text-properties style:font-name="Times New Roman" fo:font-size="10pt" style:font-name-asian="ArialMT" style:font-size-asian="10pt" style:font-name-complex="ArialMT" style:font-size-complex="10pt"/>
    </style:style>
    <style:style style:name="P60" style:family="paragraph" style:parent-style-name="Standard">
      <style:paragraph-properties fo:text-align="justify" style:justify-single-word="false" style:text-autospace="none"/>
      <style:text-properties fo:font-size="10pt" fo:language="en" fo:country="US" style:font-size-asian="10pt" style:font-size-complex="10pt"/>
    </style:style>
    <style:style style:name="P61" style:family="paragraph" style:parent-style-name="Standard" style:list-style-name="L2">
      <style:paragraph-properties fo:text-align="justify" style:justify-single-word="false" style:text-autospace="none"/>
      <style:text-properties fo:font-size="10pt" style:font-size-asian="10pt" style:font-size-complex="10pt"/>
    </style:style>
    <style:style style:name="P62" style:family="paragraph" style:parent-style-name="Standard">
      <style:paragraph-properties fo:text-align="justify" style:justify-single-word="false" style:text-autospace="none"/>
      <style:text-properties fo:font-size="10pt" style:font-size-asian="10pt" style:font-size-complex="10pt"/>
    </style:style>
    <style:style style:name="P63" style:family="paragraph" style:parent-style-name="Standard" style:list-style-name="L2">
      <style:paragraph-properties fo:text-align="justify" style:justify-single-word="false" style:text-autospace="none"/>
      <style:text-properties fo:font-size="10pt" fo:language="en" fo:country="none" style:font-size-asian="10pt" style:font-size-complex="10pt"/>
    </style:style>
    <style:style style:name="P64" style:family="paragraph" style:parent-style-name="Standard">
      <style:paragraph-properties fo:text-align="justify" style:justify-single-word="false" style:text-autospace="none"/>
    </style:style>
    <style:style style:name="P65" style:family="paragraph" style:parent-style-name="Standard">
      <style:paragraph-properties fo:text-align="justify" style:justify-single-word="false" style:text-autospace="none"/>
      <style:text-properties fo:language="ru" fo:country="RU"/>
    </style:style>
    <style:style style:name="P66" style:family="paragraph" style:parent-style-name="Standard">
      <style:paragraph-properties fo:text-align="justify" style:justify-single-word="false" style:text-autospace="none"/>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text-underline-style="solid" style:text-underline-width="auto" style:text-underline-color="font-color" style:font-style-asian="normal" style:font-style-complex="normal"/>
    </style:style>
    <style:style style:name="T7" style:family="text">
      <style:text-properties fo:language="en" fo:country="US" style:font-name-asian="ArialMT1" style:font-name-complex="ArialMT1"/>
    </style:style>
    <style:style style:name="T8" style:family="text">
      <style:text-properties fo:language="en" fo:country="US" fo:font-weight="normal" style:font-weight-asian="normal" style:font-weight-complex="normal"/>
    </style:style>
    <style:style style:name="T9" style:family="text">
      <style:text-properties fo:language="en" fo:country="US" style:text-underline-style="none" style:font-name-asian="ArialMT" style:font-name-complex="ArialMT"/>
    </style:style>
    <style:style style:name="T10" style:family="text">
      <style:text-properties fo:language="en" fo:country="US" style:text-underline-style="solid" style:text-underline-width="auto" style:text-underline-color="font-color"/>
    </style:style>
    <style:style style:name="T11" style:family="text">
      <style:text-properties style:font-name-asian="ArialMT1" style:font-name-complex="ArialMT1"/>
    </style:style>
    <style:style style:name="T12" style:family="text">
      <style:text-properties fo:font-style="normal" style:font-style-asian="normal" style:font-style-complex="normal"/>
    </style:style>
    <style:style style:name="T13" style:family="text">
      <style:text-properties fo:font-style="normal" fo:font-weight="normal" style:font-name-asian="ArialMT1" style:font-style-asian="normal" style:font-weight-asian="normal" style:font-name-complex="ArialMT1" style:font-style-complex="normal" style:font-weight-complex="normal"/>
    </style:style>
    <style:style style:name="T14" style:family="text">
      <style:text-properties fo:font-style="normal" style:font-name-asian="ArialMT" style:font-style-asian="normal" style:font-name-complex="ArialMT" style:font-style-complex="normal"/>
    </style:style>
    <style:style style:name="T15" style:family="text">
      <style:text-properties fo:font-style="italic" style:font-style-asian="italic" style:font-style-complex="italic"/>
    </style:style>
    <style:style style:name="T16" style:family="text">
      <style:text-properties fo:font-style="italic" style:font-name-asian="ArialMT1" style:font-style-asian="italic" style:font-name-complex="ArialMT1" style:font-style-complex="italic"/>
    </style:style>
    <style:style style:name="T17" style:family="text">
      <style:text-properties fo:language="ru" fo:country="RU"/>
    </style:style>
    <style:style style:name="T18" style:family="text">
      <style:text-properties fo:language="ru" fo:country="RU" style:font-name-asian="ArialMT1" style:font-name-complex="ArialMT1"/>
    </style:style>
    <style:style style:name="T19" style:family="text">
      <style:text-properties fo:language="ru" fo:country="RU" fo:font-weight="normal" style:font-name-asian="ArialMT1" style:font-weight-asian="normal" style:font-name-complex="ArialMT1" style:font-weight-complex="normal"/>
    </style:style>
    <style:style style:name="T20" style:family="text">
      <style:text-properties fo:language="ru" fo:country="RU" fo:font-weight="normal" style:font-name-asian="TimesNewRomanPS-ItalicMT" style:font-weight-asian="normal" style:font-name-complex="TimesNewRomanPS-ItalicMT" style:font-weight-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fo:font-style="italic" fo:font-weight="normal" style:font-style-asian="italic" style:font-weight-asian="normal" style:font-style-complex="italic" style:font-weight-complex="normal"/>
    </style:style>
    <style:style style:name="T23" style:family="text">
      <style:text-properties style:font-name-asian="TimesNewRomanPS-ItalicMT" style:font-name-complex="TimesNewRomanPS-ItalicMT"/>
    </style:style>
    <style:style style:name="T24" style:family="text">
      <style:text-properties style:font-name-asian="ArialMT" style:font-name-complex="ArialMT"/>
    </style:style>
    <style:style style:name="T25" style:family="text">
      <style:text-properties style:text-underline-style="none" style:font-name-asian="ArialMT" style:font-name-complex="ArialMT"/>
    </style:style>
    <style:style style:name="T26" style:family="text">
      <style:text-properties style:text-underline-style="none" fo:font-weight="bold" style:font-name-asian="ArialMT" style:font-name-complex="ArialMT"/>
    </style:style>
    <style:style style:name="T27" style:family="text">
      <style:text-properties style:font-name="Times New Roman" fo:font-size="10pt" fo:language="en" fo:country="US" style:font-size-asian="10pt" style:font-size-complex="10pt"/>
    </style:style>
    <style:style style:name="T28" style:family="text">
      <style:text-properties style:font-name="Times New Roman" fo:font-size="10pt" fo:language="en" fo:country="US" style:font-name-asian="ArialMT1" style:font-size-asian="10pt" style:font-name-complex="ArialMT1" style:font-size-complex="10pt"/>
    </style:style>
    <style:style style:name="T29" style:family="text">
      <style:text-properties style:font-name="Times New Roman" fo:font-size="10pt" fo:language="en" fo:country="US" style:font-name-asian="TimesNewRoman" style:font-size-asian="10pt" style:font-name-complex="TimesNewRoman" style:font-size-complex="10pt"/>
    </style:style>
    <style:style style:name="T30" style:family="text">
      <style:text-properties style:font-name="Times New Roman" fo:font-size="10pt" fo:language="en" fo:country="US" fo:font-style="normal" style:text-underline-style="none" fo:font-weight="bold" style:font-name-asian="ArialMT1" style:font-size-asian="10pt" style:font-style-asian="normal" style:font-weight-asian="bold" style:font-name-complex="ArialMT1" style:font-size-complex="10pt" style:font-style-complex="normal" style:font-weight-complex="bold"/>
    </style:style>
    <style:style style:name="T31" style:family="text">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32" style:family="text">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T33" style:family="text">
      <style:text-properties style:font-name="Times New Roman" fo:font-size="10pt" fo:language="ru" fo:country="RU" style:font-size-asian="10pt" style:font-size-complex="10pt"/>
    </style:style>
    <style:style style:name="T34" style:family="text">
      <style:text-properties style:font-name="Times New Roman" fo:font-size="10pt" fo:language="ru" fo:country="RU" style:font-name-asian="ArialMT1" style:font-size-asian="10pt" style:font-name-complex="ArialMT1" style:font-size-complex="10pt"/>
    </style:style>
    <style:style style:name="T35" style:family="text">
      <style:text-properties style:font-name="Times New Roman" fo:font-size="10pt" fo:language="ru" fo:country="RU" style:font-name-asian="TimesNewRoman" style:font-size-asian="10pt" style:font-name-complex="TimesNewRoman" style:font-size-complex="10pt"/>
    </style:style>
    <style:style style:name="T36" style:family="text">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T37" style:family="text">
      <style:text-properties style:font-name="Times New Roman" fo:font-size="10pt" fo:language="en" fo:country="none" style:font-name-asian="TimesNewRoman" style:font-size-asian="10pt" style:font-name-complex="TimesNewRoman" style:font-size-complex="10pt"/>
    </style:style>
    <style:style style:name="T38" style:family="text">
      <style:text-properties style:font-name="Times New Roman" fo:font-size="10pt" fo:language="en" fo:country="none" style:font-name-asian="ArialMT1" style:font-size-asian="10pt" style:font-name-complex="ArialMT1" style:font-size-complex="10pt"/>
    </style:style>
    <style:style style:name="T39" style:family="text">
      <style:text-properties style:font-name="Times New Roman" fo:font-size="10pt" fo:language="en" fo:country="none" fo:font-weight="normal" style:font-name-asian="ArialMT1" style:font-size-asian="10pt" style:font-weight-asian="normal" style:font-name-complex="ArialMT1" style:font-size-complex="10pt" style:font-weight-complex="normal"/>
    </style:style>
    <style:style style:name="T40" style:family="text">
      <style:text-properties style:font-name="Times New Roman" fo:font-size="10pt" fo:language="en" fo:country="none"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41" style:family="text">
      <style:text-properties style:font-name="Times New Roman" fo:font-size="10pt" style:font-name-asian="ArialMT1" style:font-size-asian="10pt" style:font-name-complex="ArialMT1" style:font-size-complex="10pt"/>
    </style:style>
    <style:style style:name="T42" style:family="text">
      <style:text-properties style:font-name="Times New Roman" fo:font-size="10pt"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43" style:family="text">
      <style:text-properties style:font-name="Times New Roman" fo:language="ru" fo:country="RU" style:font-name-asian="ArialMT1" style:font-name-complex="ArialMT1"/>
    </style:style>
    <style:style style:name="T44" style:family="text">
      <style:text-properties style:font-name="Times New Roman" fo:language="ru" fo:country="RU" fo:font-style="normal" fo:font-weight="normal" style:font-style-asian="normal" style:font-weight-asian="normal" style:font-style-complex="normal" style:font-weight-complex="normal"/>
    </style:style>
    <style:style style:name="T45" style:family="text">
      <style:text-properties fo:font-size="10pt" fo:language="en" fo:country="US" style:font-size-asian="10pt" style:font-size-complex="10pt"/>
    </style:style>
    <style:style style:name="T46" style:family="text">
      <style:text-properties fo:font-size="10pt" style:font-size-asian="10pt" style:font-size-complex="10pt"/>
    </style:style>
    <style:style style:name="T47" style:family="text">
      <style:text-properties fo:font-size="10pt" fo:language="en" fo:country="none" style:font-size-asian="10pt" style:font-size-complex="10pt"/>
    </style:style>
    <style:style style:name="T48" style:family="text">
      <style:text-properties fo:color="#000081" style:font-name="Times New Roman" fo:font-size="10pt" fo:language="ru" fo:country="RU" style:font-name-asian="ArialMT" style:font-size-asian="10pt" style:font-name-complex="ArialMT" style:font-size-complex="10pt"/>
    </style:style>
    <style:style style:name="T49" style:family="text">
      <style:text-properties fo:language="en" fo:country="none"/>
    </style:style>
    <style:style style:name="T50" style:family="text">
      <style:text-properties fo:language="en" fo:country="none" fo:font-style="normal" fo:font-weight="normal" style:font-style-asian="normal" style:font-weight-asian="normal" style:font-style-complex="normal" style:font-weight-complex="normal"/>
    </style:style>
    <style:style style:name="T51" style:family="text">
      <style:text-properties fo:language="en" fo:country="none" fo:font-style="normal" style:font-style-asian="normal" style:font-style-complex="normal"/>
    </style:style>
    <style:style style:name="T52" style:family="text">
      <style:text-properties fo:language="en" fo:country="none" style:text-underline-style="solid" style:text-underline-width="auto" style:text-underline-color="font-color"/>
    </style:style>
    <style:style style:name="T53" style:family="text">
      <style:text-properties fo:language="en" fo:country="none" style:text-underline-style="solid" style:text-underline-width="auto" style:text-underline-color="font-color" style:font-name-asian="ArialMT1" style:font-name-complex="ArialMT1"/>
    </style:style>
    <style:style style:name="T54" style:family="text">
      <style:text-properties fo:language="en" fo:country="none" fo:font-style="italic" style:font-style-asian="italic" style:font-style-complex="italic"/>
    </style:style>
    <style:style style:name="T55" style:family="text">
      <style:text-properties fo:language="en" fo:country="none" style:font-name-asian="ArialMT1" style:font-name-complex="ArialMT1"/>
    </style:style>
    <style:style style:name="T56" style:family="text">
      <style:text-properties fo:language="en" fo:country="none" style:text-underline-style="none" style:font-name-asian="ArialMT1" style:font-name-complex="ArialMT1"/>
    </style:style>
    <style:style style:name="T57"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ultistroke mouse gestures recognition in metaCASE technology QReal</text:p>
      <text:p text:style-name="P8"/>
      <text:p text:style-name="P23">M. C. Осечкина, Ю. В. Литвинов, Т. А. Брыксин, Я. А. Кириленко</text:p>
      <text:p text:style-name="P8"/>
      <text:p text:style-name="P8">Аннотация</text:p>
      <text:p text:style-name="P10"/>
      <text:p text:style-name="P8"/>
      <text:p text:style-name="P30">Introduction</text:p>
      <text:p text:style-name="P45"/>
      <text:p text:style-name="P35"><text:bookmark text:name="result_box"/><text:tab/>The world practice has gained considerable positive experience with object-oriented visual techniques for solving problems of industrial software development. <text:span text:style-name="T2">I</text:span>n comparison with the traditional approach of "manual" coding <text:span text:style-name="T2">we</text:span> observe increase <text:span text:style-name="T2">of</text:span> productivity by 3-10 times <text:span text:style-name="T2">on average [4]</text:span>.</text:p>
      <text:p text:style-name="P41"><text:span text:style-name="T2"><text:tab/>There isn't</text:span> significant gains <text:span text:style-name="T2">of</text:span> programmer productivity <text:span text:style-name="T2">in Using</text:span> of general purpose visual languages ​​such as UML, and therefore object-oriented visual languages <text:span text:style-name="T2">have became </text:span>more and more popular. Meta-CASE-system <text:span text:style-name="T2">are</text:span> designed for quickly creating language for a particular subject area and the generation of CASE-tool for working with this language. One example of a meta-CASE-systems environment is <text:span text:style-name="T2">QReal</text:span> [5, 6], <text:span text:style-name="T2">which is </text:span>developed at the Department of System Programming of the Faculty of Mathematics and Mechanics St. Petersburg State University. In QReal for rapid development of new editors meta<text:span text:style-name="T2">-editor</text:span> with a graphical editor <text:span text:style-name="T2">of elements</text:span> form <text:span text:style-name="T2">was developed</text:span>. It allows you to create a new meta-language. <text:span text:style-name="T2">For it </text:span><text:s/>the <text:span text:style-name="T2">diagram </text:span>existing <text:span text:style-name="T2">objects</text:span> and <text:span text:style-name="T2">edges</text:span> between them <text:span text:style-name="T2">have to be described</text:span>, the visual representation of the <text:span text:style-name="T2">diagram </text:span>elements<text:span text:style-name="T2"> have to be defined</text:span>. <text:span text:style-name="T2">You </text:span>can compile <text:span text:style-name="T2">created metamodel</text:span> into a plug<text:span text:style-name="T2">in</text:span> and connect it to QReal directly in the process.</text:p>
      <text:p text:style-name="P39"><text:bookmark text:name="result_box1"/><text:span text:style-name="T35"><text:tab/></text:span><text:span text:style-name="T37">The effectiveness of </text:span><text:span text:style-name="T29">each</text:span><text:span text:style-name="T37"> </text:span><text:span text:style-name="T29">used </text:span><text:span text:style-name="T37">tool is determined by how easy and fast it can perform operations for which </text:span><text:span text:style-name="T29">tool is</text:span><text:span text:style-name="T37"> intended. In the process of modeling some of the most frequently performed operations on objects and relationships in the diagrams are their creation and deletion. In most CASE-tools to create the desired object in the diagram, you must first either find it on the toolbar, or </text:span><text:span text:style-name="T29">select</text:span><text:span text:style-name="T37"> from the menu, and then specify the location on the </text:span><text:span text:style-name="T29">diagram</text:span><text:span text:style-name="T37">, where </text:span><text:span text:style-name="T29">you</text:span><text:span text:style-name="T37"> would like to place this object. </text:span><text:span text:style-name="T29">M</text:span><text:span text:style-name="T37">ost toolkits </text:span><text:span text:style-name="T29">provide ability of element <text:s/>creation by</text:span><text:span text:style-name="T37"> drag and drop from the palette. It should be borne in mind that the number of </text:span><text:span text:style-name="T29">diagram</text:span><text:span text:style-name="T37"> types and objects in the palette of each </text:span><text:span text:style-name="T29">diagram</text:span><text:span text:style-name="T37"> can be quite large (for example, 13 types of diagrams in UML 2.2). It is not always possible to leave </text:span><text:span text:style-name="T29">at</text:span><text:span text:style-name="T37"> the palette only items that are specific to this type of diagrams, because sometimes there is a problem with the use of rapid prototyping of mixed </text:span><text:span text:style-name="T29">diagrams</text:span><text:span text:style-name="T37">. Even in </text:span><text:span text:style-name="T29">case</text:span><text:span text:style-name="T37"> of such basic operations as a new </text:span><text:span text:style-name="T29">element creation,</text:span><text:span text:style-name="T37"> the developer </text:span><text:span text:style-name="T29">have to</text:span><text:span text:style-name="T37"> make a set of purely mechanical action</text:span><text:span text:style-name="T29"> and</text:span><text:span text:style-name="T37"> also remember </text:span><text:span text:style-name="T29">in </text:span><text:span text:style-name="T37">which tab on the palette </text:span><text:span text:style-name="T29">or in which</text:span><text:span text:style-name="T37"> menu desired item </text:span><text:span text:style-name="T29">is situated. It constantly makes <text:s/>to</text:span><text:span text:style-name="T37"> <text:s/>switch from thinking through the hierarchy of created models for particular us</text:span><text:span text:style-name="T29">ing</text:span><text:span text:style-name="T37"> the selected tool. We believe that we can make the process of adding items to the </text:span><text:span text:style-name="T29">diagram</text:span><text:span text:style-name="T37"> faster and </text:span><text:span text:style-name="T29">more easy by</text:span><text:span text:style-name="T37"> alternative </text:span><text:span text:style-name="T29">ways</text:span><text:span text:style-name="T37"> </text:span><text:span text:style-name="T29">of</text:span><text:span text:style-name="T37"> man-machine interaction </text:span><text:span text:style-name="T29">using</text:span><text:span text:style-name="T37">.</text:span><text:span text:style-name="T35"> </text:span></text:p>
      <text:p text:style-name="P39"><text:bookmark text:name="result_box2"/><text:span text:style-name="T34"><text:tab/></text:span><text:span text:style-name="T28">For example,</text:span><text:span text:style-name="T38"> an approach based on the management of the application with the mouse could be considered for interface optimization. This approach is mouse gestures. The idea of mouse gestures is to associate with specified mouse movements, made with some modifier (for example, with pressed mouse button), user commands, wich should be executed after gesture recognition. It is desirable there isn't any restrictions on the direction of mouse movement, <text:s/>number of clicks and realeases, the sequence obtained from this strokes. In the case of CASE-system associated with gesture command could be creation of elemant in the diagram at the area where the user painted gesture. For more similarity with the natural process of drawing we want to use recognition of multistroke gestures that don't impose strict limits on the order of the figures contour line drawing. The interaction with the application with help of mouse gestures is widely applicable not only in the CASE-tools, but also in other areas, such as online handwriting recognition in a variety of text editors (for example, at sms-messages writing in the latest models of Samsung), creation of objects on forms, diagrams and scenes in different applications, navigation in some browsers, character control in some games. Some utilities (such as StrokeIt, gMote, etc.) even allow you to implement support of mouse gestures to random application. Moreover, there are CASE-system, that use a similar approach, for example, Visual Paradigm. However, support of mouse gestures in such programs is limited becaurse set of gestures is fixed, that is unacceptable for scalable systems, including meta-CASE-system. The experience of implementing mouse gestures to the application, where set of gestures is not known a priori and can be expanded, is described in this article. In addition, long training is required at most known algorithms and <text:s/>training </text:span><text:span text:style-name="T28">set</text:span><text:span text:style-name="T38"> is comparable in size to the test </text:span><text:span text:style-name="T28">set</text:span><text:span text:style-name="T38">. Because of the requirements to gestures set extensibility we need to reduce time of training set creation to the minimum.</text:span><text:span text:style-name="T34"> </text:span></text:p>
      <text:p text:style-name="P24"/>
      <text:p text:style-name="P29">Definitions and algorithm description</text:p>
      <text:p text:style-name="P16"/>
      <text:p text:style-name="P22"><text:bookmark text:name="result_box3"/><text:span text:style-name="T49"><text:tab/>In general, the gesture recognition algorithm works as follows: there is a list of ideal gesture, each of which is associated with a user command. The ideal gesture is a gesture pattern that is matched to a user's command, <text:s/>which should be executed after drawing the gesture. User draws a gesture with pressed mouse button. After a specified signal, for example, a timeout or a key press or in the case of singlestroke gestures - release the mouse button, the gesture should be recognized. For it at the list of ideal gesture similar to the drawn gesture figure is sought. If such a gesture is found then associated with this gesture <text:s/>command should be executed.</text:span> </text:p>
      <text:p text:style-name="P9"><text:bookmark text:name="result_box4"/><text:span text:style-name="T50"><text:tab/>Becaurse of principles of pattern recognition algorithms it's clear that before starting recognition we have to build refered ideal gestures for each command. In Qreal by the gesture object have to be generated. It would be convenient if a user gesture would be corresponded to the graphical representation of the object wich have to be generated by this gesture. </text:span><text:span text:style-name="T5">I</text:span><text:span text:style-name="T50">t was </text:span><text:soft-page-break/><text:span text:style-name="T50">decided to generate </text:span><text:span text:style-name="T5">list of ideal gestures</text:span><text:span text:style-name="T50"> according to this consideration. Graphical representation of an object </text:span><text:span text:style-name="T5">in QReal</text:span><text:span text:style-name="T50"> </text:span><text:span text:style-name="T5">is</text:span><text:span text:style-name="T50"> based on the description, </text:span><text:span text:style-name="T5">which is</text:span><text:span text:style-name="T50"> stored in a xml-file. </text:span><text:span text:style-name="T5">This description consists of</text:span><text:span text:style-name="T50"> the simplest forms, </text:span><text:span text:style-name="T5">that are</text:span><text:span text:style-name="T50"> segments, circles, and arcs. For </text:span><text:span text:style-name="T5">a</text:span><text:span text:style-name="T50"> segment its ends </text:span><text:span text:style-name="T5">are stored </text:span><text:span text:style-name="T50">in the xml-file. </text:span><text:span text:style-name="T5">For the circle t</text:span><text:span text:style-name="T50">he top-left and </text:span><text:span text:style-name="T5">bottom-</text:span><text:span text:style-name="T50">right corners of a circumscribed about this circle square </text:span><text:span text:style-name="T5">with parallel to the axes sides</text:span><text:span text:style-name="T50"> <text:s/></text:span><text:span text:style-name="T5">are stored.</text:span><text:span text:style-name="T50"> A</text:span><text:span text:style-name="T5">rc is restored by</text:span><text:span text:style-name="T50"> top-left and </text:span><text:span text:style-name="T5">bottom-</text:span><text:span text:style-name="T50">right corners of a square </text:span><text:span text:style-name="T5">that is </text:span><text:span text:style-name="T50">circumscribed about th</text:span><text:span text:style-name="T5">e</text:span><text:span text:style-name="T50"> circle, part of which is </text:span><text:span text:style-name="T5">considered</text:span><text:span text:style-name="T50"> arc, </text:span><text:span text:style-name="T5">by</text:span><text:span text:style-name="T50"> the angle of the start of the arc and </text:span><text:span text:style-name="T5">by</text:span><text:span text:style-name="T50"> the angle of rotation before the end of the arc. </text:span><text:span text:style-name="T5">For</text:span><text:span text:style-name="T50"> build</text:span><text:span text:style-name="T5">ing</text:span><text:span text:style-name="T50"> perfect gesture </text:span><text:span text:style-name="T5">it</text:span><text:span text:style-name="T50"> is enough to present </text:span><text:span text:style-name="T5">described simple</text:span><text:span text:style-name="T50"> figures as gesture strokes. Stroke </text:span><text:span text:style-name="T5">is</text:span><text:span text:style-name="T50"> </text:span><text:span text:style-name="T5">drawn</text:span><text:span text:style-name="T50"> by </text:span><text:span text:style-name="T5">mouse after pressing and</text:span><text:span text:style-name="T50"> before releasing </text:span><text:span text:style-name="T5">curve</text:span><text:span text:style-name="T50">. Since in the context of </text:span><text:span text:style-name="T5">recognition</text:span><text:span text:style-name="T50"> problem <text:s/>number of strokes, the sequence of </text:span><text:span text:style-name="T5">stroke</text:span><text:span text:style-name="T50"> drawing and </text:span><text:span text:style-name="T5">mouse movement </text:span><text:span text:style-name="T50">direction is not taken into account, the perfect gesture can be represented as a list of lines within the graphic description of the figure, </text:span><text:span text:style-name="T5">that are</text:span><text:span text:style-name="T50"> segments, circles, and arcs, without specifying the beginning and end of these lines </text:span><text:span text:style-name="T5">and</text:span><text:span text:style-name="T50"> the sequence of their drawing. When </text:span><text:span text:style-name="T5">user</text:span><text:span text:style-name="T50"> moves </text:span><text:span text:style-name="T5">mouse</text:span><text:span text:style-name="T50"> the application receives a signal, that the mouse is moving, with information about its position. </text:span><text:span text:style-name="T5">In context of our problem drawn by the user is broken line, but not </text:span><text:span text:style-name="T50">a continuous smooth curve, </text:span><text:span text:style-name="T5">as it may seem to the user. This broken line</text:span><text:span text:style-name="T50"> consist</text:span><text:span text:style-name="T5">s</text:span><text:span text:style-name="T50"> of short segments, the ends of which have obtained by means of signals from the hardware coordinates. </text:span><text:span text:style-name="T5">For</text:span><text:span text:style-name="T50"> get</text:span><text:span text:style-name="T5">ting</text:span><text:span text:style-name="T50"> </text:span><text:span text:style-name="T5">ideal</text:span><text:span text:style-name="T50"> gesture </text:span><text:span text:style-name="T5">strokes</text:span><text:span text:style-name="T50"> </text:span><text:span text:style-name="T5">we have to represent</text:span><text:span text:style-name="T50"> simple shape</text:span><text:span text:style-name="T5">s</text:span><text:span text:style-name="T50"> as consisting of short segments </text:span><text:span text:style-name="T5">broken lines</text:span><text:span text:style-name="T50">. </text:span><text:span text:style-name="T5">For it we have to</text:span><text:span text:style-name="T50"> calculate empirically average speed of mouse movement, </text:span><text:span text:style-name="T5">that is</text:span><text:span text:style-name="T50"> the average distance between two points, </text:span><text:span text:style-name="T5">coordinates of which</text:span><text:span text:style-name="T50"> </text:span><text:span text:style-name="T5">are</text:span><text:span text:style-name="T50"> obtained by successive signals from the equipment. </text:span><text:span text:style-name="T5">Note that</text:span><text:span text:style-name="T50"> this value can be considered as the rate on the assumption that signals are sent at regular intervals. Segment </text:span><text:span text:style-name="T5">is</text:span><text:span text:style-name="T50"> present</text:span><text:span text:style-name="T5">ed</text:span><text:span text:style-name="T50"> as </text:span><text:span text:style-name="T5">stroke by</text:span><text:span text:style-name="T50"> dividing it into equal segments of appropriate length. A circle is </text:span><text:span text:style-name="T5">presented as</text:span><text:span text:style-name="T50"> inscribed </text:span><text:span text:style-name="T5">in it</text:span><text:span text:style-name="T50"> regular polygon with a sufficiently large enough number of </text:span><text:span text:style-name="T5">sides</text:span><text:span text:style-name="T50">. </text:span><text:span text:style-name="T5">Arc is presented </text:span><text:span text:style-name="T50"><text:s/></text:span><text:span text:style-name="T5">as</text:span><text:span text:style-name="T50"> inscribed in an arc broken line with the equal units.</text:span></text:p>
      <text:p text:style-name="P9"/>
      <text:p text:style-name="P31">Feature set.</text:p>
      <text:p text:style-name="P25"/>
      <text:p text:style-name="P39"><text:bookmark text:name="result_box5"/><text:span text:style-name="T38"><text:tab/>Comparing </text:span><text:span text:style-name="T28">of lists</text:span><text:span text:style-name="T38"> of points is difficult, since the resulting list depends on the equipment, the speed of the mouse, zoom and other factors that are not necessary and sometimes </text:span><text:bookmark text:name="result_box6"/><text:span text:style-name="T47">excessively</text:span><text:span text:style-name="T38"> to consider for </text:span><text:span text:style-name="T28">successful</text:span><text:span text:style-name="T38"> recognition. It is convenient to have some </text:span><text:span text:style-name="T28">features, i. e.</text:span><text:span text:style-name="T38"> numerical measure</text:span><text:span text:style-name="T28">s</text:span><text:span text:style-name="T38"> that corresponds to an object. We introduce a feature </text:span><text:span text:style-name="T28">set</text:span><text:span text:style-name="T38"> for which comparison is made. In formed by </text:span><text:span text:style-name="T28">feature sets space</text:span><text:span text:style-name="T38">, we introduce a function of two arguments, where arguments are the </text:span><text:span text:style-name="T28">feature sets</text:span><text:span text:style-name="T38">.</text:span></text:p>
      <text:p text:style-name="P25"/>
      <text:p text:style-name="P24"><text:span text:style-name="T3"><text:tab/>F:</text:span><text:span text:style-name="T15"> M X M → R+</text:span></text:p>
      <text:p text:style-name="P36"/>
      <text:p text:style-name="P36"><text:bookmark text:name="result_box7"/><text:tab/>This function determines the similarity of two sets of attributes. For example, it may be a chance that the user has drawn a particular gesture, or the distance between the <text:span text:style-name="T2">feature</text:span> sets. Every ideal gesture is <text:span text:style-name="T2">matched to</text:span> feature <text:span text:style-name="T2">set</text:span> for later comparison.</text:p>
      <text:p text:style-name="P28">Algorithm of mouse gestures recognition</text:p>
      <text:p text:style-name="P17"/>
      <text:p text:style-name="P17"><text:bookmark text:name="result_box8"/><text:span text:style-name="T49">In general, </text:span><text:span text:style-name="T2">algorithm of mouse gestures</text:span><text:span text:style-name="T49"> recognition can be divided into several stages.</text:span> </text:p>
      <text:list xml:id="list34682151" text:style-name="L1">
        <text:list-header>
          <text:p text:style-name="P46"/>
        </text:list-header>
        <text:list-item>
          <text:p text:style-name="P50"><text:span text:style-name="T52">Identification of the strokes in the </text:span><text:span text:style-name="T10">mouse path</text:span><text:span text:style-name="T49">. At this step list of </text:span><text:span text:style-name="T2">stroke points</text:span><text:span text:style-name="T49"> coordinates </text:span><text:span text:style-name="T2">is built. These points are </text:span><text:span text:style-name="T49">obtained by means of signals from the hardware by </text:span><text:span text:style-name="T2">press</text:span><text:span text:style-name="T49"> the mouse button, move the mouse </text:span><text:span text:style-name="T2">with pressed button</text:span><text:span text:style-name="T49"> and release the mouse button.</text:span></text:p>
          <text:p text:style-name="P47"/>
        </text:list-item>
        <text:list-item>
          <text:p text:style-name="P50"><text:span text:style-name="T6">Path filtering</text:span><text:span text:style-name="T51">. As a result </text:span><text:span text:style-name="T4">of</text:span><text:span text:style-name="T51"> user's hand shak</text:span><text:span text:style-name="T4">e</text:span><text:span text:style-name="T51"> gesture can become distorted. It is desirable to eliminate this distortion, before proceeding to the comparison of gestures. </text:span><text:span text:style-name="T4">For it we have to smooth</text:span><text:span text:style-name="T51"> those parts of the stroke, that the user would like to draw straight lines, and </text:span><text:span text:style-name="T4">leave as is</text:span><text:span text:style-name="T51"> those parts of the stroke, </text:span><text:span text:style-name="T4">where</text:span><text:span text:style-name="T51"> </text:span><text:span text:style-name="T4">user meant</text:span><text:span text:style-name="T51"> change the </text:span><text:span text:style-name="T4">movement direction</text:span><text:span text:style-name="T51">. As a general rule, </text:span><text:span text:style-name="T4">when a user moves the mouse slowly, he typically wants the movement of the mouse pointer on the display to follow the path of the mouse exactly, whereas when he moves the mouse more quickly, he is typically more concerned with where the pointer ends up than the exact path taken to get there</text:span><text:span text:style-name="T51"> [7]. Guided by this consideration, </text:span><text:span text:style-name="T4">smoothness</text:span><text:span text:style-name="T51"> </text:span><text:span text:style-name="T4">of the mouse path </text:span><text:span text:style-name="T51">can be based on </text:span><text:span text:style-name="T4">mouse</text:span><text:span text:style-name="T51"> </text:span><text:span text:style-name="T4">velocity, for example</text:span><text:span text:style-name="T51">.</text:span><text:span text:style-name="T12"> </text:span></text:p>
          <text:p text:style-name="P55"/>
        </text:list-item>
        <text:list-item>
          <text:p text:style-name="P56">Building of feature vector for user's gesture.</text:p>
          <text:p text:style-name="P50"/>
        </text:list-item>
        <text:list-item>
          <text:p text:style-name="P49"><text:span text:style-name="T10">O</text:span><text:span text:style-name="T57">bject </text:span><text:span text:style-name="T10">selection</text:span>. <text:span text:style-name="T2">We c</text:span>ompute the similarity function for <text:span text:style-name="T2">referred to user gesture</text:span> <text:span text:style-name="T2">feature set</text:span>, <text:s/>and each of<text:span text:style-name="T2"> the feature</text:span> set<text:span text:style-name="T2">s, that are referred to ideal gestures</text:span>. In our algorithms, this function will serve as the similarity distance. Choosing the perfect gesture according to the results, in our case is the perfect gesture, which is associated the set of attributes to which the minimum distance. If there are several, provide a user the ability to pick himself an object of the next few. If this distance is less than the threshold, the gesture is recognized and generate the corresponding object.</text:p>
          <text:p text:style-name="P50"/>
        </text:list-item>
        <text:list-item>
          <text:p text:style-name="P50"><text:bookmark text:name="result_box9"/><text:span text:style-name="T10">C</text:span><text:span text:style-name="T52">ommand </text:span><text:span text:style-name="T10">executing</text:span><text:span text:style-name="T52">.</text:span><text:span text:style-name="T49"> In the case of QReal, object </text:span><text:span text:style-name="T2">have to be generated</text:span><text:span text:style-name="T49">. The object is generated, so that its center coincides with the center of the </text:span><text:span text:style-name="T50">circumscribed</text:span><text:span text:style-name="T49"> by </text:span><text:span text:style-name="T2">user</text:span><text:span text:style-name="T49"> gesture rectangle, </text:span><text:span text:style-name="T2">with</text:span><text:span text:style-name="T49"> sides </text:span><text:span text:style-name="T2">of which</text:span><text:span text:style-name="T49"> are parallel to the coordinate axes.</text:span></text:p>
        </text:list-item>
      </text:list>
      <text:p text:style-name="P24"/>
      <text:p text:style-name="P24"><text:bookmark text:name="result_box10"/><text:span text:style-name="T51"><text:tab/>There are </text:span><text:span text:style-name="T4">training</text:span><text:span text:style-name="T51"> algorithms that allow you to adjust the </text:span><text:span text:style-name="T4">recognition algorithm</text:span><text:span text:style-name="T51"> parameters, including a </text:span><text:span text:style-name="T4">feature</text:span><text:span text:style-name="T51"> set (vector), </text:span><text:span text:style-name="T4">that are</text:span><text:span text:style-name="T51"> corresponding to </text:span><text:span text:style-name="T4">the</text:span><text:span text:style-name="T51"> </text:span><text:span text:style-name="T4">ideal</text:span><text:span text:style-name="T51"> </text:span><text:span text:style-name="T4">gestures.</text:span><text:span text:style-name="T51"> But </text:span><text:span text:style-name="T4">for such algorithms</text:span><text:span text:style-name="T51"> </text:span><text:span text:style-name="T4">we</text:span><text:span text:style-name="T51"> need </text:span><text:span text:style-name="T4">training</text:span><text:span text:style-name="T51"> </text:span><text:span text:style-name="T4">set</text:span><text:span text:style-name="T51">, </text:span><text:span text:style-name="T4">that is</text:span><text:span text:style-name="T51"> database </text:span><text:span text:style-name="T4">of</text:span><text:span text:style-name="T51"> user gestures, <text:s/>where each gesture is known about the class to which it relates. </text:span><text:span text:style-name="T4">Creation of such set</text:span><text:span text:style-name="T51"> takes </text:span><text:span text:style-name="T4">a long</text:span><text:span text:style-name="T51"> time. In QReal editors can </text:span><text:span text:style-name="T4">be</text:span><text:span text:style-name="T51"> create</text:span><text:span text:style-name="T4">d</text:span><text:span text:style-name="T51"> very fast, </text:span><text:span text:style-name="T4">we</text:span><text:span text:style-name="T51"> want to </text:span><text:span text:style-name="T4">create corresponding</text:span><text:span text:style-name="T51"> gestures as quickly. As a general rule </text:span><text:span text:style-name="T4">at</text:span><text:span text:style-name="T51"> known solutions </text:span><text:soft-page-break/><text:span text:style-name="T51">the </text:span><text:span text:style-name="T4">number of items in</text:span><text:span text:style-name="T51"> training set is comparable to the number of items </text:span><text:span text:style-name="T4">in test set</text:span><text:span text:style-name="T51">. </text:span><text:span text:style-name="T4">Since after experiments we decided that training is necessary,</text:span><text:span text:style-name="T51"> </text:span><text:span text:style-name="T4">w</text:span><text:span text:style-name="T51">e would like to reduce </text:span><text:span text:style-name="T4">training set</text:span><text:span text:style-name="T51"> size with spent on </text:span><text:span text:style-name="T4">training set</text:span><text:span text:style-name="T51"> creation </text:span><text:span text:style-name="T4">time</text:span><text:span text:style-name="T51"> to minimum. For this purpose it is desirable that the percentage of the recognized gesture was high without training.</text:span><text:span text:style-name="T12"> </text:span></text:p>
      <text:p text:style-name="P14"/>
      <text:p text:style-name="P29">Rasterization</text:p>
      <text:p text:style-name="P11"/>
      <text:p text:style-name="P18"><text:bookmark text:name="result_box11"/><text:span text:style-name="T55"><text:tab/>It is obvious that gesture </text:span><text:span text:style-name="T7">location</text:span><text:span text:style-name="T55"> should not affect </text:span><text:span text:style-name="T7">the recognition</text:span><text:span text:style-name="T55">. In addition, </text:span><text:span text:style-name="T7">QReal</text:span><text:span text:style-name="T55"> you can compress and stretch elements in the diagram along the coordinate axes, then compression or </text:span><text:span text:style-name="T7">ex</text:span><text:span text:style-name="T55">tension </text:span><text:span text:style-name="T7">of</text:span><text:span text:style-name="T55"> the gesture should not affect recognition. For example, the ellipse and the circle must be recognized as one and the same object. </text:span><text:span text:style-name="T7">We introduce</text:span><text:span text:style-name="T55"> the </text:span><text:span text:style-name="T7">feature set</text:span><text:span text:style-name="T55">, which is invariant with respect to the t</text:span><text:span text:style-name="T7">ranslation</text:span><text:span text:style-name="T55"> and scaling </text:span><text:span text:style-name="T7">of</text:span><text:span text:style-name="T55"> gesture: first </text:span><text:span text:style-name="T7">rectangle</text:span><text:span text:style-name="T55"> with parallel to </text:span><text:span text:style-name="T7">the </text:span><text:span text:style-name="T55">coordinate axes </text:span><text:span text:style-name="T7">sides is </text:span><text:span text:style-name="T55">circumscribed </text:span><text:span text:style-name="T7">about gesture</text:span><text:span text:style-name="T55">, then the rectangle is divided into equal cell</text:span><text:span text:style-name="T7">s</text:span><text:span text:style-name="T55"> </text:span><text:span text:style-name="T7">by</text:span><text:span text:style-name="T55"> parallel to </text:span><text:span text:style-name="T7">the</text:span><text:span text:style-name="T55"> coordinate axes </text:span><text:span text:style-name="T7">lines</text:span><text:span text:style-name="T55">. </text:span><text:span text:style-name="T7">We set</text:span><text:span text:style-name="T55"> </text:span><text:span text:style-name="T7">t</text:span><text:span text:style-name="T55">he number of cells vertically and horizontally in advance. Then a list of cells, which a user gesture </text:span><text:span text:style-name="T7">is intersected, is created</text:span><text:span text:style-name="T55">. </text:span><text:span text:style-name="T7">T</text:span><text:span text:style-name="T55">he coordinates of the </text:span><text:span text:style-name="T7">intersected with gesture</text:span><text:span text:style-name="T55"> cell </text:span><text:span text:style-name="T7">is</text:span><text:span text:style-name="T55"> considered as a </text:span><text:span text:style-name="T7">feature</text:span><text:span text:style-name="T55">. A final list of coordinates </text:span><text:span text:style-name="T7">is considered</text:span><text:span text:style-name="T55"> as the </text:span><text:span text:style-name="T7">feature set</text:span><text:span text:style-name="T55">. We call </text:span><text:span text:style-name="T7">it</text:span><text:span text:style-name="T55"> basic features </text:span><text:span text:style-name="T7">set</text:span><text:span text:style-name="T55">. </text:span><text:span text:style-name="T7">The</text:span><text:span text:style-name="T55"> </text:span><text:span text:style-name="T7">i</text:span><text:span text:style-name="T55">ntroduc</text:span><text:span text:style-name="T7">ed</text:span><text:span text:style-name="T55"> </text:span><text:span text:style-name="T7">feature set</text:span><text:span text:style-name="T55"> is invariant with respect to scale and </text:span><text:span text:style-name="T7">translation</text:span><text:span text:style-name="T55">: if </text:span><text:span text:style-name="T7">we would</text:span><text:span text:style-name="T55"> stretch, compress or </text:span><text:span text:style-name="T7">move</text:span><text:span text:style-name="T55"> a gesture, the corresponding </text:span><text:span text:style-name="T7">feature </text:span><text:span text:style-name="T55">set will remain unchanged. Note that </text:span><text:span text:style-name="T7">through</text:span><text:span text:style-name="T55"> constructing such a set we got rid of unnecessary information about the number of strokes, the sequence of their drawing and direction of mouse </text:span><text:span text:style-name="T7">movement</text:span><text:span text:style-name="T55">. The vast majority of the </text:span><text:span text:style-name="T7">user</text:span><text:span text:style-name="T55"> gesture properties</text:span><text:span text:style-name="T7">, that are</text:span><text:span text:style-name="T55"> independent </text:span><text:span text:style-name="T7">of</text:span><text:span text:style-name="T55"> the above factors, </text:span><text:span text:style-name="T7">is </text:span><text:span text:style-name="T55">persist</text:span><text:span text:style-name="T7">ed</text:span><text:span text:style-name="T55"> for a basic feature set, </text:span><text:span text:style-name="T7">since</text:span><text:span text:style-name="T55"> a basic </text:span><text:span text:style-name="T7">feature</text:span><text:span text:style-name="T55"> set </text:span><text:span text:style-name="T7">is </text:span><text:span text:style-name="T55"><text:s/>essentially rasterized gesture with low resolution.</text:span><text:span text:style-name="T11"> </text:span></text:p>
      <text:p text:style-name="P17"/>
      <text:p text:style-name="P29">Feature sets and distance</text:p>
      <text:p text:style-name="P11"/>
      <text:p text:style-name="P35"><text:span text:style-name="T2"><text:tab/>We</text:span> would like to <text:span text:style-name="T2">introduce</text:span> the distance <text:s/>between the basic <text:span text:style-name="T2">feature</text:span> sets, which has some geometrical meaning. Let us analyze how we can interpret the similarity of gestures. Note that the two gestures can be called similar, if for each object (segment, circle, cell) from <text:span text:style-name="T2">the first</text:span> gesture <text:span text:style-name="T2">we</text:span> can pick similar object from the second gesture, so that they are <text:span text:style-name="T2">close enough</text:span>. That is, for each cell from the first bas<text:span text:style-name="T2">ic</text:span> <text:span text:style-name="T2">feature</text:span> set we can <text:span text:style-name="T2">indicate</text:span> close <text:span text:style-name="T2">cell from </text:span>the <text:span text:style-name="T2">second</text:span> bas<text:span text:style-name="T2">ic feature set </text:span>and vice versa. Based on this consideration Hausdorff distance was chosen as the distance between the basic <text:span text:style-name="T2">feature </text:span>sets.</text:p>
      <text:p text:style-name="P24"/>
      <text:p text:style-name="P25">d(X, Y) = max(sup[x in X] inf[y in Y] r(x, y), sup[y in Y] inf [x in X] r(x, y)])</text:p>
      <text:p text:style-name="P26"><text:span text:style-name="T11">X, Y – basic feature sets</text:span><text:span text:style-name="T18">. </text:span></text:p>
      <text:p text:style-name="P26"><text:span text:style-name="T11">R – distance on the cell space</text:span><text:span text:style-name="T18">.</text:span></text:p>
      <text:p text:style-name="P24"/>
      <text:p text:style-name="P24"><text:bookmark text:name="result_box12"/><text:span text:style-name="T49"><text:tab/>That is, </text:span><text:span text:style-name="T2">in the cell space distance R is introduced.</text:span><text:span text:style-name="T49"> </text:span><text:span text:style-name="T2">Distance from </text:span><text:span text:style-name="T49">each cell </text:span><text:span text:style-name="T2">of the first basic feature set to corresponding the nearest cell of the second feature set is calculated and vice versa - </text:span><text:span text:style-name="T49">for each <text:s/>cell of the second gesture distance to the nearest cells of the first gesture </text:span><text:span text:style-name="T2">is calculated</text:span><text:span text:style-name="T49">. </text:span><text:span text:style-name="T2">Hausdorff</text:span><text:span text:style-name="T49"> distance between the basic sets </text:span><text:span text:style-name="T2">is</text:span><text:span text:style-name="T49"> maximum </text:span><text:span text:style-name="T2">of calculated</text:span><text:span text:style-name="T49"> distance</text:span><text:span text:style-name="T2">s</text:span><text:span text:style-name="T49"> between the </text:span><text:span text:style-name="T2">nearest</text:span><text:span text:style-name="T49"> cells.</text:span></text:p>
      <text:p text:style-name="P24"><text:bookmark text:name="result_box13"/><text:span text:style-name="T54"><text:tab/></text:span><text:span text:style-name="T4">We</text:span><text:span text:style-name="T51"> considered the Euclidean distance (l2), maximum </text:span><text:span text:style-name="T4">of </text:span><text:span text:style-name="T51">absolute difference</text:span><text:span text:style-name="T4">s</text:span><text:span text:style-name="T51"> between the coordinates (l ∞), sum of absolute differences of the coordinates (l1) </text:span><text:span text:style-name="T4">as distance on the cell space</text:span><text:span text:style-name="T51">. The best </text:span><text:span text:style-name="T4">recognition</text:span><text:span text:style-name="T51"> result </text:span><text:span text:style-name="T4">is achieved by</text:span><text:span text:style-name="T51"> maximum </text:span><text:span text:style-name="T4">of</text:span><text:span text:style-name="T51"> absolute difference</text:span><text:span text:style-name="T4">s</text:span><text:span text:style-name="T51"> between the coordinates.</text:span></text:p>
      <text:p text:style-name="P44"><text:bookmark text:name="result_box14"/><text:span text:style-name="T38"><text:tab/>Note that a basic feature set </text:span><text:span text:style-name="T28">cardinality</text:span><text:span text:style-name="T38"> is not </text:span><text:span text:style-name="T28">constant</text:span><text:span text:style-name="T38">.</text:span><text:span text:style-name="T41"> </text:span><text:bookmark text:name="result_box15"/><text:span text:style-name="T47">There are </text:span><text:span text:style-name="T45">training</text:span><text:span text:style-name="T47"> algorithms that involve </text:span><text:span text:style-name="T45">correction</text:span><text:span text:style-name="T47"> of corresponding to the ideal gesture feature vectors. For example, k-means </text:span><text:span text:style-name="T45">is one of them</text:span><text:span text:style-name="T47">. </text:span><text:span text:style-name="T45">This algorithm</text:span><text:span text:style-name="T47"> is </text:span><text:span text:style-name="T45">assumed</text:span><text:span text:style-name="T47"> </text:span><text:span text:style-name="T45">the </text:span><text:span text:style-name="T47">necessary to </text:span><text:span text:style-name="T45">find</text:span><text:span text:style-name="T47"> the center of mass for the elements of the space, </text:span><text:span text:style-name="T45">in which</text:span><text:span text:style-name="T47"> the training is </text:span><text:span text:style-name="T45">executed</text:span><text:span text:style-name="T47">. The center of mass for the vector </text:span><text:span text:style-name="T45">is</text:span><text:span text:style-name="T47"> a vector, wh</text:span><text:span text:style-name="T45">ich</text:span><text:span text:style-name="T47"> coordinates are the arithmetic mean of the </text:span><text:span text:style-name="T45">corresponding</text:span><text:span text:style-name="T47"> coordinates of the vectors from the </text:span><text:span text:style-name="T45">training</text:span><text:span text:style-name="T47"> set. It is difficult to imagine the addition of basic </text:span><text:span text:style-name="T45">feature </text:span><text:span text:style-name="T47">sets, the division by a scalar </text:span><text:span text:style-name="T45">keeping</text:span><text:span text:style-name="T47"> the geometric meaning of a basic </text:span><text:span text:style-name="T45">feature</text:span><text:span text:style-name="T47"> set, since the </text:span><text:span text:style-name="T45">cardinality</text:span><text:span text:style-name="T47"> of the bas</text:span><text:span text:style-name="T45">ic feature</text:span><text:span text:style-name="T47"> set of is not fixed.</text:span></text:p>
      <text:p text:style-name="P17"><text:bookmark text:name="result_box16"/><text:span text:style-name="T49"><text:tab/>To simplify the </text:span><text:span text:style-name="T2">training it</text:span><text:span text:style-name="T49"> is desirable to deal with </text:span><text:span text:style-name="T2">feature</text:span><text:span text:style-name="T49"> vectors, </text:span><text:span text:style-name="T2">that are</text:span><text:span text:style-name="T49"> </text:span><text:span text:style-name="T2">feature</text:span><text:span text:style-name="T49"> sets of fixed </text:span><text:span text:style-name="T2">cardinality</text:span><text:span text:style-name="T49">, for which the order of the elements </text:span><text:span text:style-name="T2">is principled</text:span><text:span text:style-name="T49">. There are several ways of constructing a feature vector for the basic feature </text:span><text:span text:style-name="T2">set</text:span><text:span text:style-name="T49">. In every way </text:span><text:span text:style-name="T2">we have</text:span><text:span text:style-name="T49"> to </text:span><text:span text:style-name="T2">construct</text:span><text:span text:style-name="T49"> a matrix, </text:span><text:span text:style-name="T2">which is interpreted as feature vector</text:span><text:span text:style-name="T49">. In all cases, the size of the matrix </text:span><text:span text:style-name="T2">is </text:span><text:span text:style-name="T49">correspond</text:span><text:span text:style-name="T2">ed</text:span><text:span text:style-name="T49"> to the number of cells across the width and height of the circumscribed about the gesture </text:span><text:span text:style-name="T2">rectangle</text:span><text:span text:style-name="T49">, </text:span><text:span text:style-name="T2">with</text:span><text:span text:style-name="T49"> which basic </text:span><text:span text:style-name="T2">feature</text:span><text:span text:style-name="T49"> set </text:span><text:span text:style-name="T2">is built</text:span><text:span text:style-name="T49">.</text:span> </text:p>
      <text:p text:style-name="P17"/>
      <text:p text:style-name="P35"><text:bookmark text:name="result_box17"/><text:span text:style-name="T12"><text:tab/></text:span><text:span text:style-name="T57">The matrix of distances to the </text:span><text:span text:style-name="T10">basic feature set</text:span>. M is <text:s/>constructed by basic feature set matrix w * h, where the dimensions of the matrix are corresponded to the above sizes. Element of the matrix M [i, j] is equal to the distance r from the cell with coordinates  i, j  to the nearest cell of feature set. Thus we have a matrix of distances to basic feature set. Note we can uniquely reconstruct the basic set of features by constructed matrix. Basic feature set consists of those and only those <text:s/>cells, coordinates of wich are equal to coordinates of matrix elements, that are equal to 0. The matrix M can be represented as feature vector from space R ^ (w * h) by writing down all of its lines into one. The distance between the feature vectors is equal to norm of the vectors difference. Introduced function is actually the distance between the feature vectors and between basic data sets.</text:p>
      <text:p text:style-name="P42"><text:span text:style-name="T43"><text:tab/></text:span><text:bookmark text:name="result_box18"/><text:span text:style-name="T49">We prove that for the </text:span><text:span text:style-name="T2">introduced</text:span><text:span text:style-name="T49"> function </text:span><text:span text:style-name="T2">properties of distance in space of basic feature sets are true.</text:span></text:p>
      <text:p text:style-name="P40"><text:tab/>A, B – feature sets, </text:p>
      <text:p text:style-name="P40"><text:tab/>M(A) – corresponding to set A matrix</text:p>
      <text:p text:style-name="P40"><text:tab/>M(B) – corresponding to set B matrix</text:p>
      <text:list xml:id="list34658398" text:style-name="L2">
        <text:list-item>
          <text:p text:style-name="P61"><text:span text:style-name="T49">F </text:span><text:span text:style-name="T2">(A, B)</text:span><text:span text:style-name="T49"> &gt;= 0 - is obvious from the properties of norm. f (A, B) = 0 &lt;=&gt; A = B </text:span></text:p>
          <text:p text:style-name="P61"><text:span text:style-name="T2">=&gt; Vector norm </text:span><text:span text:style-name="T49">is equal to 0 if and only if the vector </text:span><text:span text:style-name="T2">is</text:span><text:span text:style-name="T49"> </text:span><text:span text:style-name="T2">(0..0),</text:span><text:span text:style-name="T49"> </text:span><text:span text:style-name="T2">that is </text:span><text:span text:style-name="T49"><text:s/></text:span><text:span text:style-name="T2">F(A, B) = 0 =&gt; M(A) = M(B). S</text:span><text:span text:style-name="T49">ince the matrix can </text:span><text:span text:style-name="T2">be</text:span><text:span text:style-name="T49"> uniquely reconstruct</text:span><text:span text:style-name="T2">ed by</text:span><text:span text:style-name="T49"> the basic </text:span><text:span text:style-name="T2">feature</text:span><text:span text:style-name="T49"> set, the basic </text:span><text:soft-page-break/><text:span text:style-name="T2">feature</text:span><text:span text:style-name="T49"> set</text:span><text:span text:style-name="T2">s</text:span><text:span text:style-name="T49"> are also equal. </text:span></text:p>
          <text:p text:style-name="P63">&lt;= Clear</text:p>
        </text:list-item>
        <text:list-item>
          <text:p text:style-name="P61"><text:span text:style-name="T49"><text:s/>F (A, B) = f (B, a) </text:span><text:span text:style-name="T2">This identity is</text:span><text:span text:style-name="T49"> follow</text:span><text:span text:style-name="T2">ed</text:span><text:span text:style-name="T49"> from the properties of the norm. </text:span></text:p>
          <text:p text:style-name="P63">| | BA | | = | | (-1) * (AB) | | = | -1 | * | | AB | | = | | A - B | |</text:p>
        </text:list-item>
        <text:list-item>
          <text:p text:style-name="P61"><text:span text:style-name="T2">Correctness</text:span><text:span text:style-name="T49"> of the triangle inequality </text:span><text:span text:style-name="T2">property is</text:span><text:span text:style-name="T49"> follow</text:span><text:span text:style-name="T2">ed</text:span><text:span text:style-name="T49"> from the </text:span><text:span text:style-name="T2">norm</text:span><text:span text:style-name="T49"> definition.</text:span></text:p>
        </text:list-item>
      </text:list>
      <text:p text:style-name="P9"/>
      <text:p text:style-name="P31">Proposition</text:p>
      <text:p text:style-name="P22"><text:bookmark text:name="result_box21"/><text:span text:style-name="T49"><text:tab/>r is the distance between the cells, that is used <text:s/>for calculation of Hausdorff distance between the basic feature sets. Let the same distance r is used as the distance between the cells for constructing of distances to the gesture. If the norm in the space of feature vectors is the maximum of <text:s/>absolute elements values (</text:span><text:span text:style-name="T54">l inf</text:span><text:span text:style-name="T49">) or the sum of absolute elements values (</text:span><text:span text:style-name="T54">l 1</text:span><text:span text:style-name="T49">) or the square root of the sum of the elements squares (l2). Under these condition Hausdorff distance between the basic feature sets is equivalent to the introduced distance between the basic sets.</text:span> </text:p>
      <text:p text:style-name="P17"/>
      <text:p text:style-name="P44"><text:span text:style-name="T30">Proof</text:span><text:span text:style-name="T42"> </text:span></text:p>
      <text:p text:style-name="P44"><text:bookmark text:name="result_box22"/><text:span text:style-name="T40"><text:tab/></text:span><text:span text:style-name="T47">Equivalence is transitive. The l inf (maximum of absolute elements values) is equivalent to l1 (the sum of absolute elements values) and to l2 (</text:span><text:span text:style-name="T39">the square root of the sum of the elements squares)</text:span><text:span text:style-name="T47">. That is for proposition proof it is suffices to prove the equivalence of the Hausdorff distance and l inf .</text:span></text:p>
      <text:p text:style-name="P17"><text:span text:style-name="T2"><text:tab/>Let</text:span> <text:span text:style-name="T2">M1 is matrix, that is corresponded to the first user gesture, M2 is matrix, that is corresponded to the second gesture</text:span>.</text:p>
      <text:p text:style-name="P27">dist(M1, M2) = max (I in [0.. w-1] j in [0.. h-1]) |M1[i, j] – M2[i, j]| &gt;= max (I, J | M1[i, j] = 0 || M2[i, j] = 0) |M1[i, j] – M2[i, j]| = D_h <text:span text:style-name="T17">, </text:span>where D_h is Hausdorff distance for basic feature sets.</text:p>
      <text:p text:style-name="P18"><text:span text:style-name="T2"><text:tab/>We got that </text:span><text:s/><text:span text:style-name="T2">dist(M1, M2) &gt;= D_h(M1, M2)</text:span></text:p>
      <text:p text:style-name="P18"><text:tab/><text:span text:style-name="T2">We shall prove that</text:span> <text:span text:style-name="T2">dist(M1, M2) &lt;= D_h(M1, M2)</text:span></text:p>
      <text:p text:style-name="P39"><text:span text:style-name="T36"><text:tab/></text:span><text:bookmark text:name="result_box23"/><text:span text:style-name="T31">We c</text:span><text:span text:style-name="T47">onsider an element</text:span><text:span text:style-name="T45">s</text:span><text:span text:style-name="T47"> of the first and </text:span><text:span text:style-name="T45">the</text:span><text:span text:style-name="T47"> second matrix </text:span><text:span text:style-name="T45">with coordinates</text:span><text:span text:style-name="T47"> (I, j). By construction </text:span><text:span text:style-name="T45">of matrix next identity is true:</text:span></text:p>
      <text:p text:style-name="P66"><text:span text:style-name="T47"><text:tab/>M1 [i, j] = min r (O, cells belonging to the <text:tab/>basic set of features first gesture), </text:span></text:p>
      <text:p text:style-name="P39"><text:span text:style-name="T47">where O </text:span><text:span text:style-name="T45">is</text:span><text:span text:style-name="T47"> </text:span><text:span text:style-name="T45">the</text:span><text:span text:style-name="T47"> cell with coordinates (I, j). L</text:span><text:span text:style-name="T45">et </text:span><text:span text:style-name="T47">minimum is </text:span><text:span text:style-name="T45">achieved</text:span><text:span text:style-name="T47"> </text:span><text:span text:style-name="T45">at the point</text:span><text:span text:style-name="T47"> A1.</text:span><text:span text:style-name="T45"> </text:span></text:p>
      <text:p text:style-name="P42"><text:span text:style-name="T44"><text:tab/></text:span><text:bookmark text:name="result_box24"/><text:span text:style-name="T49">Similarly, M2 [i, j] = min r (O, cells belonging to the set of basic features of the second gesture.) </text:span></text:p>
      <text:p text:style-name="P42"><text:span text:style-name="T49"><text:tab/></text:span><text:span text:style-name="T2">Let minimum is achieved at the point </text:span><text:span text:style-name="T49"><text:s/>A2. </text:span></text:p>
      <text:p text:style-name="P42"><text:span text:style-name="T49"><text:tab/>Let r (O, A2) = b &lt;= r (O, A1) = c. <text:s/></text:span><text:span text:style-name="T2">If the <text:s/>distance from O to A2 </text:span></text:p>
      <text:p text:style-name="P42"><text:span text:style-name="T49"><text:tab/>Suppose that there exists a cell </text:span><text:span text:style-name="T2">K1 in the first basic feature set</text:span><text:span text:style-name="T49">, such that r (K1, A2) &lt; c – b. </text:span></text:p>
      <text:p text:style-name="P42"><text:span text:style-name="T49"><text:tab/></text:span><text:span text:style-name="T2">T</text:span><text:span text:style-name="T49">hen by the triangle inequality r (K1, O) &lt;= r (O, A2) + r (A2, K1 ) &lt;b + (c - b) = c. </text:span><text:span text:style-name="T2">It</text:span><text:span text:style-name="T49"> is a point </text:span><text:span text:style-name="T2">K1</text:span><text:span text:style-name="T49"> of the </text:span><text:span text:style-name="T2">first</text:span><text:span text:style-name="T49"> bas</text:span><text:span text:style-name="T2">ic feature</text:span><text:span text:style-name="T49"> set, the distance from </text:span><text:span text:style-name="T2">which</text:span><text:span text:style-name="T49"> to </text:span><text:span text:style-name="T2">O is </text:span><text:span text:style-name="T49">less than the distance from O to A1. </text:span><text:span text:style-name="T2">It</text:span><text:span text:style-name="T49"> contradicts the </text:span><text:span text:style-name="T2">selection</text:span><text:span text:style-name="T49"> of A1, as the cells </text:span><text:span text:style-name="T2">on</text:span><text:span text:style-name="T49"> which the minimum </text:span><text:span text:style-name="T2">is achieved</text:span><text:span text:style-name="T49">. It turns out that for </text:span><text:span text:style-name="T2">each</text:span><text:span text:style-name="T49"> point A of the first bas</text:span><text:span text:style-name="T2">ic feature</text:span><text:span text:style-name="T49"> set r (A2, A)&gt; = </text:span><text:span text:style-name="T2">c - b</text:span><text:span text:style-name="T49">. </text:span><text:span text:style-name="T2">I</text:span><text:span text:style-name="T49">t follows </text:span><text:span text:style-name="T2">f</text:span><text:span text:style-name="T49">rom the definition of Hausdorff distance that r &lt;= D_h. Due to the fact that the cell O was </text:span><text:span text:style-name="T2">selected</text:span><text:span text:style-name="T49"> </text:span><text:span text:style-name="T2">random</text:span><text:span text:style-name="T49"> D_h&gt; = | M1 [i, j]-M2 [i, j] | for all I j. Then D_h&gt; = max | M1 [i, j]-M2[i,j] |<text:line-break/><text:line-break/>We </text:span><text:span text:style-name="T2">got</text:span><text:span text:style-name="T49"> that D_h (M1, M2)&gt; = dist (M1, M2)&gt; = D_h (M1, M2)</text:span></text:p>
      <text:p text:style-name="P42"><text:span text:style-name="T49"><text:line-break/>The distances are equivalent, as required.</text:span><text:span text:style-name="T2"> </text:span></text:p>
      <text:p text:style-name="P42"><text:span text:style-name="T2"/></text:p>
      <text:p text:style-name="P39"><text:span text:style-name="T32">Note</text:span><text:span text:style-name="T36"> </text:span></text:p>
      <text:p text:style-name="P39"><text:bookmark text:name="result_box25"/><text:span text:style-name="T36"><text:tab/></text:span><text:span text:style-name="T47">In the case when the vector </text:span><text:span text:style-name="T45">norm</text:span><text:span text:style-name="T47"> is </text:span><text:span text:style-name="T45">considered</text:span><text:span text:style-name="T47"> as the maximum </text:span><text:span text:style-name="T45">of element absolute </text:span><text:span text:style-name="T47">value</text:span><text:span text:style-name="T45">s</text:span><text:span text:style-name="T47">, the Hausdorff distance is equal to the </text:span><text:span text:style-name="T45">introduced</text:span><text:span text:style-name="T47"> distance.</text:span><text:span text:style-name="T46"> </text:span></text:p>
      <text:p text:style-name="P11"/>
      <text:p text:style-name="P18"><text:bookmark text:name="result_box26"/><text:span text:style-name="T56"><text:tab/></text:span><text:span text:style-name="T53">The number of cells in the rectangle</text:span><text:span text:style-name="T55">. The </text:span><text:span text:style-name="T7">idea of</text:span><text:span text:style-name="T55"> following algorithm is </text:span><text:span text:style-name="T7">calculation</text:span><text:span text:style-name="T55"> the number of cells in a rectangle of m * n, where m v</text:span><text:span text:style-name="T7">aries from</text:span><text:span text:style-name="T55"> 1 </text:span><text:span text:style-name="T7">rectangle</text:span><text:span text:style-name="T55"> height, n </text:span><text:span text:style-name="T7">varies from 1 to</text:span><text:span text:style-name="T55"> the width of the rectangle. Element [i, j] is equal to the number of </text:span><text:span text:style-name="T7">gesture</text:span><text:span text:style-name="T55"> cells, </text:span><text:span text:style-name="T7">that</text:span><text:span text:style-name="T55"> </text:span><text:span text:style-name="T7">are</text:span><text:span text:style-name="T55"> contained in the rectangle [0, i] * [0, j]. </text:span><text:span text:style-name="T7">I</text:span><text:span text:style-name="T55">f the gesture </text:span><text:span text:style-name="T7">is intersected</text:span><text:span text:style-name="T55"> the same cell several times </text:span><text:span text:style-name="T7">we count only one intersection</text:span><text:span text:style-name="T55">. As in the previous case, the matrix is ​​</text:span><text:span text:style-name="T7">considered</text:span><text:span text:style-name="T55"> as a feature vector from the space R ^ (w * h), the distance between vectors is defined as the norm of the </text:span><text:span text:style-name="T7">vector</text:span><text:span text:style-name="T55"> difference. Note that by construct</text:span><text:span text:style-name="T7">ed</text:span><text:span text:style-name="T55"> of the matrix </text:span><text:span text:style-name="T7">we</text:span><text:span text:style-name="T55"> can uniquely reconstruct the bas</text:span><text:span text:style-name="T7">ic feature</text:span><text:span text:style-name="T55"> set. </text:span></text:p>
      <text:p text:style-name="P18"><text:span text:style-name="T55"><text:tab/>Let e ​​[i, j] </text:span><text:span text:style-name="T7">is equal to 1</text:span><text:span text:style-name="T55"> </text:span><text:span text:style-name="T7">if there is</text:span><text:span text:style-name="T55"> a cell [i, j] in the bas</text:span><text:span text:style-name="T7">ic feature</text:span><text:span text:style-name="T55"> set, </text:span><text:span text:style-name="T7">otherwise e[i, j] is equal to 0</text:span><text:span text:style-name="T55">. </text:span><text:span text:style-name="T7">Let</text:span><text:span text:style-name="T55"> J </text:span><text:span text:style-name="T7">is</text:span><text:span text:style-name="T55"> constructed matrix, then e [i, j] = J [i, j] + J [i-1, j-1]-J [i, j-1]-J [i-1, j] </text:span><text:span text:style-name="T7">we</text:span><text:span text:style-name="T55"> assume</text:span><text:span text:style-name="T7">s</text:span><text:span text:style-name="T55"> that elements </text:span><text:span text:style-name="T7">of J</text:span><text:span text:style-name="T55"> outside of the rectangle </text:span><text:span text:style-name="T7">are</text:span><text:span text:style-name="T55"> equal to 0. Note that </text:span><text:span text:style-name="T7">introduced</text:span><text:span text:style-name="T55"> function </text:span><text:span text:style-name="T7">is</text:span><text:span text:style-name="T55"> indeed the distance between the </text:span><text:span text:style-name="T7">feature</text:span><text:span text:style-name="T55"> vector</text:span><text:span text:style-name="T7">s</text:span><text:span text:style-name="T55"> and between basic </text:span><text:span text:style-name="T7">feature</text:span><text:span text:style-name="T55"> sets, as there is a bijection between the space of </text:span><text:span text:style-name="T7">constructed</text:span><text:span text:style-name="T55"> feature vectors and the space of basic </text:span><text:span text:style-name="T7">feature</text:span><text:span text:style-name="T55"> sets.</text:span><text:span text:style-name="T11"> <text:s/></text:span><text:span text:style-name="T7">Proof is analogue to case of matrix of distance to basic set.</text:span></text:p>
      <text:p text:style-name="P48"><text:bookmark text:name="result_box27"/><text:tab/><text:span text:style-name="T57">The number of cells in the </text:span><text:span text:style-name="T10">zone</text:span>. Feature vector used in this algorithm <text:span text:style-name="T2">is</text:span> similar to the previous, but <text:span text:style-name="T2">we count cells</text:span> in the <text:span text:style-name="T2">zone, but not in the rectangle</text:span>. J <text:span text:style-name="T2">is matrix w*h. We define element [I, j] of matrix as follow: l</text:span>et d <text:span text:style-name="T2">is</text:span> number of cells in the <text:span text:style-name="T2">rectangle</text:span>  i-1  * w, ie, in the <text:span text:style-name="T2">rectangle</text:span>, which lies entirely <text:span text:style-name="T2">under</text:span> the cell [i, j], k <text:span text:style-name="T2">is</text:span> the number of cells in the <text:span text:style-name="T2">zone</text:span> from a number <text:span text:style-name="T2">[</text:span>i,<text:span text:style-name="T2">j]</text:span> from [i, 0] to [i, 0], J [i, j] = k + d. Note that the bas<text:span text:style-name="T2">ic feature</text:span> set <text:span text:style-name="T2">can be</text:span> uniquely recovered from the resulting matrix. Then if we introduce a function of the distance between the matrices is similar to two previous cases, this f<text:span text:style-name="T2">unction</text:span> will be the distance between the basic <text:span text:style-name="T2">feature</text:span> sets.</text:p>
      <text:p text:style-name="P48"><text:tab/>Note that all these <text:span text:style-name="T2">feature vectors</text:span> and distance can be combined by considering a <text:span text:style-name="T2">new feature set</text:span>. The distance between <text:span text:style-name="T2">combined feature</text:span> <text:span text:style-name="T2">sets </text:span>is defined as a linear combination of distances <text:span text:style-name="T2">with</text:span> the non-negative coefficients, at least one of which is strictly positive. <text:span text:style-name="T2">This</text:span> linear combination <text:span text:style-name="T2">can be considered</text:span> <text:span text:style-name="T2">as </text:span>distance between <text:span text:style-name="T2">combined</text:span> <text:span text:style-name="T2">feature</text:span> sets.</text:p>
      <text:p text:style-name="P18"><text:span text:style-name="T1"/></text:p>
      <text:p text:style-name="P16">Обучение</text:p>
      <text:p text:style-name="P18"/>
      <text:p text:style-name="P18">Для улучшения распознаваемости жестов пользователя можно использовать обучение: <text:s/>с помощью базы жестов пользователя, о каждом из которых известно какой объект должен быть сгенерирован в результате распознавания, можно <text:soft-page-break/>изменить параметры алгоритма распознавания так, что и другие жесты пользователя, подаваемые на вход, будут распознаваться с большей точностью. К алгоритмам, позволяющим улучшить распознавание с помощью обучающей выборки, относятся нейронные сети, метод <text:span text:style-name="T2">k </text:span>ближайших соседей, метод Байеса, алгоритм <text:span text:style-name="T2">k-</text:span>средних.</text:p>
      <text:p text:style-name="P18">Нейронная сеть представляет собой систему соединенных друг с другом процессов — нейронов. Обучение нейронной сети подразумевает нахождение коэффициентов связей между нейронами (см. рисунок «нейронная сеть»). Но для успешного распознавания нейронной сетью требуется большая обучающая выборка. Например, в <text:span text:style-name="T2">[2]</text:span> обучающая выборка в 1,5 раза превосходит тестовую. Как уже упоминалось, хотелось бы как можно сильнее сократить обучающую выборку, иначе генеративный подход при создании жестов утратит смысл.</text:p>
      <text:p text:style-name="P32"><text:span text:style-name="T19">Для обучения можно использовать метод </text:span><text:span text:style-name="T20">k </text:span><text:span text:style-name="T19">ближайших соседей [1]</text:span><text:span text:style-name="T11">. Для множества признаков жеста пользователя ищутся </text:span><text:span text:style-name="T23">k </text:span><text:span text:style-name="T11">ближайших соседей среди множеств признаков, соответствующих жестам пользователя в обучающей выборке. Жест относят к тому классу, к которому относится большинство из </text:span><text:span text:style-name="T23">k </text:span><text:span text:style-name="T11">соседей. Нахождение </text:span><text:span text:style-name="T7">k </text:span><text:span text:style-name="T18">ближайших соседей — отдельная трудоемкая задача в случае с многомерными пространствами. Кроме того если в случае с нейронной сетью после обучения достаточно хранить лишь веса связей, а от обучающей выборки можно отказаться, то этот метод не позволяет сэкономить память и каким-либо образом сжать обучающую выборку.</text:span></text:p>
      <text:p text:style-name="P33">Метод Байеса <text:span text:style-name="T2">[1]</text:span> предназначен для множества признаков, между которыми нет статистических зависимостей. Для каждого признака на основе обучающей выборки вычисляется вероятность того, что данный жест принадлежит данному классу. Затем вычисляется общая вероятность того, что данный жест принадлежит данному классу. В качестве итогового класса берется наиболее вероятный. Минус этого алгоритма, как и предыдущего, заключается в невозможности сжать обучающую выборку.</text:p>
      <text:p text:style-name="P32"><text:span text:style-name="T21">Алгоритм k-средних </text:span><text:span text:style-name="T8">[3]</text:span><text:span text:style-name="T21"> предполагает корректировку базового множества признаков, соответствующего идеальному жесту, и максимального порогового расстояния между множеством признаков, соответствующего жесту пользователя, и множеством признаков, соответствующего идеальному жесту. Вектор признаков, соответствующий идеальному жесту, заменяется на центр масс векторов признаков, соответствующих жестам из обучающей выборки для этого класса. Пороговое расстояние подбирается так, что все расстояния от центра масс до векторов признаков из обучающей выборки не превосходят пороговое расстояние. В данном случае после обучения достаточно хранить только измененное множество признаков, соответствующее идеальному жесту.</text:span><text:span text:style-name="T22"> </text:span></text:p>
      <text:p text:style-name="P32"><text:span text:style-name="T21">В случае с нейронной сетью, чтобы распознавание было приемлемым после обучения на небольшой обучающей выборке придется точно угадывать коэффициенты связей между нейронами, что не всегда возможно. Маловероятно, что после добавления нового жеста <text:s/>можно будет быстро дополнить обучающую выборку для него. Для алгоритма </text:span><text:span text:style-name="T8">k-</text:span><text:span text:style-name="T21">средних, напротив, можно рассчитывать на то, что не потребуется слишком большое число элементов в обучающей выборке. Метод </text:span><text:span text:style-name="T8">k </text:span><text:span text:style-name="T21">ближайших соседей и метод Байеса, как уже упоминалось, требуют дополнительных затрат памяти. Поэтому для обучения нами был выбран алгоритм </text:span><text:span text:style-name="T8">k-</text:span><text:span text:style-name="T21">средних.</text:span></text:p>
      <text:p text:style-name="P32"><text:span text:style-name="T21">Как правило, центр масс нескольких точек вычисляется как сумма векторов от начала координат до этих точек, разделенная на количество точек. Проблема множеств признаков с нефиксированной размерностью в том, что довольно трудно определить начало координат, сумму множеств признаков и деление на скаляр, так чтобы множество признаков не утратило своего геометрического смысла</text:span><text:span text:style-name="T22"> </text:span><text:span text:style-name="T21">и обучение дало результаты</text:span><text:span text:style-name="T22">.</text:span></text:p>
      <text:p text:style-name="P18">Для построения центра масс множеств признаков с нефиксированной размерностью были использованы следующие свойства центра масс:</text:p>
      <text:p text:style-name="P18">1) Центр масс одного элемента совпадает с этим классификатором.</text:p>
      <text:p text:style-name="P18">2) Пусть Mn - центр масс множества из n элементов</text:p>
      <text:p text:style-name="P18">Dn - максимальное расстояние от центра масс множества до элементов этого множества</text:p>
      <text:p text:style-name="P18">Добавим ко множеству элемент <text:span text:style-name="T2">k.</text:span> d=dist Mn ,k  - расстояние между центром масс и добавленным элементом, тогда</text:p>
      <text:p text:style-name="P18">dist Mn+1 ,Mn =d∗1/n+1=d0M ,</text:p>
      <text:p text:style-name="P18">dist k,M n =d∗n/n+1=d0k</text:p>
      <text:p text:style-name="P18"/>
      <text:p text:style-name="P18">Будем строить точку, находящуюся на расстоянии d0M от точки Mn и на расстоянии d0 k от точки k (свойство 2). В общем случае такая точка может не существовать в метрическом пространстве. Тогда будем строить точку, отношение расстояний от Mn и k до которой наиболее близко к требуемому. Таких точек может быть несколько, важно чтобы алгоритм в этом случае возвращал хотя бы одну точку, обладающую таким свойством.</text:p>
      <text:p text:style-name="P18">Пусть у нас есть 2 базовых множества признаков на расстоянии <text:span text:style-name="T2">d </text:span>друг от друга, и надо построить базовое множество признаков на расстоянии <text:span text:style-name="T2">d/n </text:span>от первого множества и <text:span text:style-name="T2">d*(n-1)/n </text:span>от второго. Чтобы вычислить расстояние между двумя базовыми множествами признаков, рассматриваются пары ячеек, находящиеся на минимальном расстоянии друг от друга. Для каждой ячейки первого базового множества ищется ближайшая к ней ячейка второго базового множества, и для каждой ячейки второго базового множества — ближайшая к ней ячейка первого базового множества. Для построения требуемого множества рассмотрим полученные пары ячеек в качестве концов отрезка на плоскости, и возьмем точку, делящую отрезок в заданном соотношении 1/n , считая от первой ячейки, если первая ячейка относится к первому множеству признаков, считая от второй ячейки в ином случае. Полученные точки интерпретируются в качестве <text:soft-page-break/>признаков, при этом могу иметь нецелые координаты, и составляют базовое множество признаков расстояние до которого от двух заданных множеств равно требуемому <text:span text:style-name="T15">(коряво как</text:span>-то).</text:p>
      <text:p text:style-name="P18">Центр масс для множества из <text:span text:style-name="T2">n б</text:span>азовых множеств признаков будем строить по индукции: <text:s/>одно базовое множество совпадает со своим центром масс, после того как построен центр масс множества из <text:span text:style-name="T2">k</text:span> базовых множеств, добавляется еще одно базовое множество, вычисляется расстояние <text:span text:style-name="T2">d </text:span>между ним и центром масс, и по описанному выше методу строится новый центр масс так, что расстояние до старого равно <text:span text:style-name="T2">d/(k + 1), </text:span>а расстояние до добавленного элемента равно <text:span text:style-name="T2">d*k/(k + 1).</text:span></text:p>
      <text:p text:style-name="P18">В процессе обучения надо редактировать не только центр масс, но и максимальное расстояние от центра масс класса до множества признаков для жеста из данного класса. Необходимо корректировать максимальное расстояние так, чтобы шар Bn с центром Mn и радиусом Dn принадлежал шару Bn+1 с центром Mn+1 и радиусом Dn+1 . Добавленное множество признаков должно принадлежать новому шару.</text:p>
      <text:p text:style-name="P18">Таким образом Dn+1≥d∗n</text:p>
      <text:p text:style-name="P18">n+1 .</text:p>
      <text:p text:style-name="P18">k0∈Bn — множество признаков, относящееся к классу жестов, который соответствует Bn</text:p>
      <text:p text:style-name="P18">По свойству треугольника dist k 0,Mn+1≤dist k 0,M n+dist M n ,Mn+1 .</text:p>
      <text:p text:style-name="P18">Исходя из двух неравенств выберем Dn+1=maxd∗n</text:p>
      <text:p text:style-name="P18">n+1</text:p>
      <text:p text:style-name="P18">,Dnd∗1</text:p>
      <text:p text:style-name="P18">n+1  </text:p>
      <text:p text:style-name="P16"/>
      <text:p text:style-name="P16">Эксперименты</text:p>
      <text:p text:style-name="P16"/>
      <text:p text:style-name="P13">УКАЗАТЬ РАЗМЕРЫ ГРИДА!!!</text:p>
      <text:p text:style-name="P21"><text:span text:style-name="T13">Для тестирования были выбраны объекты, использующиеся в диаграммах </text:span><text:span text:style-name="T11">QReal. Приведем графическое представление выбранных объектов </text:span><text:span text:style-name="T16">(сколько? Чего? Почему именно эти?)</text:span></text:p>
      <text:p text:style-name="P21"><text:span text:style-name="T14">Заметим, что процент распознанных жестов сильно отличается для разных </text:span><text:span text:style-name="T24">классов объектов. Распознаваемость зависит от того, насколько идеальный жест похож на другие идеальные жесты: чем сильнее похожи жесты, тем легче их перепутать. Вектор признаков, подсчитывающий количество ячеек в прямоугольнике, имеет невысокий процент распознавания, но хорошо распознает некоторые жесты, которые плохо распознаются алгоритмами, использующими другие вектора признаков. Поэтому было принято решение скомбинировать данный вектор признаков с вектором признаков, дающим наилучшую итоговую распознаваемость. Коэффициенты для линейной комбинации расстояний были подобраны эмпирически. Результаты распознавания жестов с помощью комбинации векторов признаков приведены в последней строке.</text:span></text:p>
      <text:p text:style-name="P19">Обучающая выборка состояла из 45 жестов, каждому из 9 объектов соответствовали 5 жестов пользователя.</text:p>
      <text:p text:style-name="P19">Заметим, что увеличение процента распознанных жестов зависит не только от обучающей выборки, но и от способа построения вектора признаков. К примеру, вектор признаков, подсчитывающий количество ячеек в полосе, после обучения показал улучшение распознаваемости на 40 %. В то время как вектор признаков, подсчитывающий количество ячеек в прямоугольнике, дал улучшение распознаваемости всего на 8 %. При последующей работе можно ввести двойное обучение — обучать вектора признаков вышеописанным способом, при этом рассматривая комбинацию не 2, а более векторов признаков. Как уже было сказано расстояние при этом вычисляется как линейная комбинация расстояний с неотрицательными коэффициентами.</text:p>
      <text:p text:style-name="P19">На данный момент лучшая распознаваемость после обучения составляет 90 % жестов пользователя для тестовой выборки из 1177 жестов. Это вполне удовлетворительный результат для распознавания жестов.</text:p>
      <text:p text:style-name="P16"/>
      <text:p text:style-name="P29">Conclusion</text:p>
      <text:p text:style-name="P12"/>
      <text:p text:style-name="P34"><text:bookmark text:name="result_box19"/><text:span text:style-name="T49"><text:tab/>Several algorithms of multistroke mouse gestures recognition have been tested. Necessary condition for all this algorithms is recognition independence <text:s/>of the number and sequence of gesture strokes and mouse movement direction.<text:line-break/></text:span><text:bookmark text:name="result_box20"/><text:span text:style-name="T49"><text:tab/>After testing of algorithms without training we concluded that recognition without training doesn't satisfy the user. Training algorithm k-mean has been applied for the feature vectors of fixed dimension and was extended to the feature set of <text:s/>non-fixed cardinality. However, the initial recognition threshold and speed of training allows developers ability to provide user the opportunity of training application online. System retraining after insignificant expansion of ideal gesture set is unnecessary. Initial detection threshold is the percentage of recognized without training gestures, the speed of training is the ratio of recognized <text:s/>with training gestures number to recognized without training gestures number.</text:span> </text:p>
      <text:p text:style-name="P34"><text:tab/></text:p>
      <text:p text:style-name="P34">На данный момент лучшая распознаваемость после обучения составляет 90 % жестов пользователя для тестовой выборки из 1177 жестов после обучения на выборке из 45 жестов. Это вполне удовлетворительный результат для распознавания жестов.</text:p>
      <text:p text:style-name="P11"/>
      <text:p text:style-name="P29">References</text:p>
      <text:p text:style-name="P5"/>
      <text:p text:style-name="P6">1) Cesar F. Pimentel, Manuel J. da Fonseca, Joaquim A. Jorge, Experimental</text:p>
      <text:p text:style-name="P34">evaluation of a trainable scribble recognizer for calligraphic interface // Graphics</text:p>
      <text:p text:style-name="P34">recognition : algorithms and applications, editors: Dorothea Blostein, Young-Bin</text:p>
      <text:p text:style-name="P34">Kwon, Ontario, Canada, 2001, p. 81-85</text:p>
      <text:p text:style-name="P7"/>
      <text:p text:style-name="P6"><text:span text:style-name="T2">2</text:span>) Don Willems, Ralph Niels, Marcel van Gerven, Louis Vuurpijl, Iconic and</text:p>
      <text:p text:style-name="P6">multi-stroke gestures recognition // Radboud University <text:soft-page-break/>Nijmegen, URL</text:p>
      <text:p text:style-name="P37">http://www.cs.ru.nl/~marcelge/papers/willems2009.pdf </text:p>
      <text:p text:style-name="P20"/>
      <text:p text:style-name="P3"><text:span text:style-name="T9">3)</text:span><text:span text:style-name="T25">Kanungo, T.; Mount, D. M.; Netanyahu, N. S.; Piatko, C. D.; Silverman, R.; Wu, A. Y. (2002). "An efficient k-means clustering algorithm: Analysis and implementation". IEEE Trans. Pattern Analysis and Machine Intelligence </text:span><text:span text:style-name="T26">24</text:span><text:span text:style-name="T25">: 881–892 </text:span></text:p>
      <text:p text:style-name="P1"/>
      <text:p text:style-name="P20"><text:span text:style-name="T2">4)</text:span> Kelly, S., Tolvanen, J.-P., Visual domain-specific modeling: benefits and experiences</text:p>
      <text:p text:style-name="P15">of using metaCASE tools, in: Bezivin, J., Ernst, J. (Eds.), Proceedings of International workshop on</text:p>
      <text:p text:style-name="P15">Model Engineering, ECOOP 2000</text:p>
      <text:p text:style-name="P15"/>
      <text:p text:style-name="P39"><text:span text:style-name="T27">5)Timofey Bryksin, Yuri Litvinov, Valentin Onossovski, Andrey N. Terekhov, <text:s/>Ubiq Mobile + QReal <text:s/>- a technology for development of distributed mobile services </text:span><text:a xlink:type="simple" xlink:href="https://docs.google.com/document/d/1hnOk_v5B9zJe_BudXg9LZiTp07ScF1QQ0AISgXRREG0/edit"><text:span text:style-name="T33">https://docs.google.com/document/d/1hnOk_v5B9zJe_BudXg9LZiTp07ScF1QQ0AISgXRREG0/edit</text:span></text:a></text:p>
      <text:p text:style-name="P40"/>
      <text:p text:style-name="P39"><text:span text:style-name="T45">6)QReal metaCase technology overview</text:span><text:span text:style-name="T46"> </text:span><text:a xlink:type="simple" xlink:href="https://docs.google.com/document/d/1pw3H9QnzAqklO"><text:span text:style-name="T46">https://docs.google.com/document/d/1pw3H9QnzAqklO</text:span></text:a><text:a xlink:type="simple" xlink:href="https://docs.google.com/document/d/1pw3H9QnzAqklO43iYsy6r0JmwSILrgYQwYmYUzpuiU8/edit"><text:span text:style-name="T46">43iYsy6r0JmwSILrgYQwYmYUzpuiU8/edit</text:span></text:a></text:p>
      <text:p text:style-name="P38"><text:a xlink:type="simple" xlink:href="https://docs.google.com/document/d/1hnOk_v5B9zJe_BudXg9LZiTp07ScF1QQ0AISgXRREG0/edit"><text:span text:style-name="T48"/></text:a></text:p>
      <text:p text:style-name="P4"><text:span text:style-name="T2">7)</text:span>Xuejiang Cheng, Self-adjusting digital filter for smoothing computer</text:p>
      <text:p text:style-name="P7">mousemovement // Freepatentsonline. URL</text:p>
      <text:p text:style-name="P43">http://www.freepatentsonline.com/5661502.pdf </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9T14:05:38.99</meta:creation-date>
    <meta:editing-duration>PT3H49M30S</meta:editing-duration>
    <meta:editing-cycles>20</meta:editing-cycles>
    <meta:generator>LibreOffice/3.4$Win32 LibreOffice_project/340m1$Build-402</meta:generator>
    <dc:date>2012-03-29T17:56:58.60</dc:date>
    <meta:document-statistic meta:table-count="0" meta:image-count="0" meta:object-count="0" meta:page-count="7" meta:paragraph-count="123" meta:word-count="5540" meta:character-count="34349" meta:non-whitespace-character-count="28848"/>
  </office:meta>
</office:document-meta>
</file>